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Bueno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2225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oatingMotion_mk6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time (s)</text:p>
          </table:table-cell>
          <table:table-cell office:value-type="string" table:style-name="ce2">
            <text:p>surge_exp</text:p>
          </table:table-cell>
          <table:table-cell office:value-type="string" table:style-name="ce2">
            <text:p>heave_exp</text:p>
          </table:table-cell>
          <table:table-cell office:value-type="string" table:style-name="ce2">
            <text:p>roll_exp</text:p>
          </table:table-cell>
          <table:table-cell table:number-columns-repeated="2"/>
          <table:table-cell table:style-name="ce1">
            <draw:frame draw:z-index="1" draw:id="id0" draw:style-name="a0" draw:name="Gráfico 4" svg:x="0in" svg:y="0.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.8099466719999999" table:style-name="ce3">
            <text:p>1.809946672</text:p>
          </table:table-cell>
          <table:table-cell office:value-type="float" office:value="-9.9999862384000007E-2" table:style-name="ce3">
            <text:p>-0.099999862</text:p>
          </table:table-cell>
          <table:table-cell office:value-type="float" office:value="-1.5240000000000002E-2" table:style-name="ce3">
            <text:p>-0.01524</text:p>
          </table:table-cell>
          <table:table-cell office:value-type="float" office:value="-0.85979381443298974" table:style-name="ce3">
            <text:p>-0.859793814</text:p>
          </table:table-cell>
          <table:table-cell table:number-columns-repeated="16380"/>
        </table:table-row>
        <table:table-row table:style-name="ro1">
          <table:table-cell office:value-type="float" office:value="1.8765999999999998" table:style-name="ce3">
            <text:p>1.8766</text:p>
          </table:table-cell>
          <table:table-cell office:value-type="float" office:value="-9.4280000000000003E-2" table:style-name="ce3">
            <text:p>-0.09428</text:p>
          </table:table-cell>
          <table:table-cell office:value-type="float" office:value="1.9495599999999999E-3" table:style-name="ce3">
            <text:p>0.00194956</text:p>
          </table:table-cell>
          <table:table-cell office:value-type="float" office:value="2.3025872164948451" table:style-name="ce3">
            <text:p>2.302587216</text:p>
          </table:table-cell>
          <table:table-cell table:number-columns-repeated="16380"/>
        </table:table-row>
        <table:table-row table:style-name="ro1">
          <table:table-cell office:value-type="float" office:value="1.9433199999999999" table:style-name="ce3">
            <text:p>1.94332</text:p>
          </table:table-cell>
          <table:table-cell office:value-type="float" office:value="-8.1640000000000004E-2" table:style-name="ce3">
            <text:p>-0.08164</text:p>
          </table:table-cell>
          <table:table-cell office:value-type="float" office:value="2.0280000000000003E-2" table:style-name="ce3">
            <text:p>0.02028</text:p>
          </table:table-cell>
          <table:table-cell office:value-type="float" office:value="5.2193814432989694" table:style-name="ce3">
            <text:p>5.219381443</text:p>
          </table:table-cell>
          <table:table-cell table:number-columns-repeated="16380"/>
        </table:table-row>
        <table:table-row table:style-name="ro1">
          <table:table-cell office:value-type="float" office:value="2.0099199999999997" table:style-name="ce3">
            <text:p>2.00992</text:p>
          </table:table-cell>
          <table:table-cell office:value-type="float" office:value="-6.5040000000000001E-2" table:style-name="ce3">
            <text:p>-0.06504</text:p>
          </table:table-cell>
          <table:table-cell office:value-type="float" office:value="3.3480000000000003E-2" table:style-name="ce3">
            <text:p>0.03348</text:p>
          </table:table-cell>
          <table:table-cell office:value-type="float" office:value="7.7579381443298976" table:style-name="ce3">
            <text:p>7.757938144</text:p>
          </table:table-cell>
          <table:table-cell table:number-columns-repeated="16380"/>
        </table:table-row>
        <table:table-row table:style-name="ro1">
          <table:table-cell office:value-type="float" office:value="2.0766399999999998" table:style-name="ce3">
            <text:p>2.07664</text:p>
          </table:table-cell>
          <table:table-cell office:value-type="float" office:value="-4.7840000000000008E-2" table:style-name="ce3">
            <text:p>-0.04784</text:p>
          </table:table-cell>
          <table:table-cell office:value-type="float" office:value="4.4400000000000002E-2" table:style-name="ce3">
            <text:p>0.0444</text:p>
          </table:table-cell>
          <table:table-cell office:value-type="float" office:value="10.71958762886598" table:style-name="ce3">
            <text:p>10.71958763</text:p>
          </table:table-cell>
          <table:table-cell table:number-columns-repeated="16380"/>
        </table:table-row>
        <table:table-row table:style-name="ro1">
          <table:table-cell office:value-type="float" office:value="2.14324" table:style-name="ce3">
            <text:p>2.14324</text:p>
          </table:table-cell>
          <table:table-cell office:value-type="float" office:value="-2.3719999999999991E-2" table:style-name="ce3">
            <text:p>-0.02372</text:p>
          </table:table-cell>
          <table:table-cell office:value-type="float" office:value="5.0680000000000003E-2" table:style-name="ce3">
            <text:p>0.05068</text:p>
          </table:table-cell>
          <table:table-cell office:value-type="float" office:value="12.983505154639177" table:style-name="ce3">
            <text:p>12.98350515</text:p>
          </table:table-cell>
          <table:table-cell table:number-columns-repeated="16380"/>
        </table:table-row>
        <table:table-row table:style-name="ro1">
          <table:table-cell office:value-type="float" office:value="2.2099599999999997" table:style-name="ce3">
            <text:p>2.20996</text:p>
          </table:table-cell>
          <table:table-cell office:value-type="float" office:value="-1.9599999999999895E-3" table:style-name="ce3">
            <text:p>-0.00196</text:p>
          </table:table-cell>
          <table:table-cell office:value-type="float" office:value="4.8399999999999999E-2" table:style-name="ce3">
            <text:p>0.0484</text:p>
          </table:table-cell>
          <table:table-cell office:value-type="float" office:value="14.505154639175258" table:style-name="ce3">
            <text:p>14.50515464</text:p>
          </table:table-cell>
          <table:table-cell table:number-columns-repeated="16380"/>
        </table:table-row>
        <table:table-row table:style-name="ro1">
          <table:table-cell office:value-type="float" office:value="2.2765599999999999" table:style-name="ce3">
            <text:p>2.27656</text:p>
          </table:table-cell>
          <table:table-cell office:value-type="float" office:value="1.9280000000000005E-2" table:style-name="ce3">
            <text:p>0.01928</text:p>
          </table:table-cell>
          <table:table-cell office:value-type="float" office:value="4.2080000000000006E-2" table:style-name="ce3">
            <text:p>0.04208</text:p>
          </table:table-cell>
          <table:table-cell office:value-type="float" office:value="15.11381443298969" table:style-name="ce3">
            <text:p>15.11381443</text:p>
          </table:table-cell>
          <table:table-cell table:number-columns-repeated="16380"/>
        </table:table-row>
        <table:table-row table:style-name="ro1">
          <table:table-cell office:value-type="float" office:value="2.3432799999999996" table:style-name="ce3">
            <text:p>2.34328</text:p>
          </table:table-cell>
          <table:table-cell office:value-type="float" office:value="3.7599999999999995E-2" table:style-name="ce3">
            <text:p>0.0376</text:p>
          </table:table-cell>
          <table:table-cell office:value-type="float" office:value="3.1760000000000004E-2" table:style-name="ce3">
            <text:p>0.03176</text:p>
          </table:table-cell>
          <table:table-cell office:value-type="float" office:value="15.11381443298969" table:style-name="ce3">
            <text:p>15.11381443</text:p>
          </table:table-cell>
          <table:table-cell table:number-columns-repeated="16380"/>
        </table:table-row>
        <table:table-row table:style-name="ro1">
          <table:table-cell office:value-type="float" office:value="2.4099999999999997" table:style-name="ce3">
            <text:p>2.41</text:p>
          </table:table-cell>
          <table:table-cell office:value-type="float" office:value="5.4800000000000015E-2" table:style-name="ce3">
            <text:p>0.0548</text:p>
          </table:table-cell>
          <table:table-cell office:value-type="float" office:value="1.6840000000000001E-2" table:style-name="ce3">
            <text:p>0.01684</text:p>
          </table:table-cell>
          <table:table-cell office:value-type="float" office:value="13.39175257731959" table:style-name="ce3">
            <text:p>13.39175258</text:p>
          </table:table-cell>
          <table:table-cell table:number-columns-repeated="16380"/>
        </table:table-row>
        <table:table-row table:style-name="ro1">
          <table:table-cell office:value-type="float" office:value="2.4765999999999999" table:style-name="ce3">
            <text:p>2.4766</text:p>
          </table:table-cell>
          <table:table-cell office:value-type="float" office:value="6.5120000000000011E-2" table:style-name="ce3">
            <text:p>0.06512</text:p>
          </table:table-cell>
          <table:table-cell office:value-type="float" office:value="8.0276000000000002E-4" table:style-name="ce3">
            <text:p>0.00080276</text:p>
          </table:table-cell>
          <table:table-cell office:value-type="float" office:value="11.669690721649486" table:style-name="ce3">
            <text:p>11.66969072</text:p>
          </table:table-cell>
          <table:table-cell table:number-columns-repeated="16380"/>
        </table:table-row>
        <table:table-row table:style-name="ro1">
          <table:table-cell office:value-type="float" office:value="2.54332" table:style-name="ce3">
            <text:p>2.54332</text:p>
          </table:table-cell>
          <table:table-cell office:value-type="float" office:value="7.0880000000000026E-2" table:style-name="ce3">
            <text:p>0.07088</text:p>
          </table:table-cell>
          <table:table-cell office:value-type="float" office:value="-1.124E-2" table:style-name="ce3">
            <text:p>-0.01124</text:p>
          </table:table-cell>
          <table:table-cell office:value-type="float" office:value="8.5595876288659802" table:style-name="ce3">
            <text:p>8.559587629</text:p>
          </table:table-cell>
          <table:table-cell table:number-columns-repeated="16380"/>
        </table:table-row>
        <table:table-row table:style-name="ro1">
          <table:table-cell office:value-type="float" office:value="2.6099199999999998" table:style-name="ce3">
            <text:p>2.60992</text:p>
          </table:table-cell>
          <table:table-cell office:value-type="float" office:value="7.2599999999999998E-2" table:style-name="ce3">
            <text:p>0.0726</text:p>
          </table:table-cell>
          <table:table-cell office:value-type="float" office:value="-2.2720000000000004E-2" table:style-name="ce3">
            <text:p>-0.02272</text:p>
          </table:table-cell>
          <table:table-cell office:value-type="float" office:value="5.0263917525773198" table:style-name="ce3">
            <text:p>5.026391753</text:p>
          </table:table-cell>
          <table:table-cell table:number-columns-repeated="16380"/>
        </table:table-row>
        <table:table-row table:style-name="ro1">
          <table:table-cell office:value-type="float" office:value="2.6766399999999999" table:style-name="ce3">
            <text:p>2.67664</text:p>
          </table:table-cell>
          <table:table-cell office:value-type="float" office:value="6.9159999999999999E-2" table:style-name="ce3">
            <text:p>0.06916</text:p>
          </table:table-cell>
          <table:table-cell office:value-type="float" office:value="-3.1879999999999999E-2" table:style-name="ce3">
            <text:p>-0.03188</text:p>
          </table:table-cell>
          <table:table-cell office:value-type="float" office:value="1.7158762886597938" table:style-name="ce3">
            <text:p>1.715876289</text:p>
          </table:table-cell>
          <table:table-cell table:number-columns-repeated="16380"/>
        </table:table-row>
        <table:table-row table:style-name="ro1">
          <table:table-cell office:value-type="float" office:value="2.7432399999999997" table:style-name="ce3">
            <text:p>2.74324</text:p>
          </table:table-cell>
          <table:table-cell office:value-type="float" office:value="6.2280000000000002E-2" table:style-name="ce3">
            <text:p>0.06228</text:p>
          </table:table-cell>
          <table:table-cell office:value-type="float" office:value="-3.7600000000000001E-2" table:style-name="ce3">
            <text:p>-0.0376</text:p>
          </table:table-cell>
          <table:table-cell office:value-type="float" office:value="-1.0602061855670106" table:style-name="ce3">
            <text:p>-1.060206186</text:p>
          </table:table-cell>
          <table:table-cell table:number-columns-repeated="16380"/>
        </table:table-row>
        <table:table-row table:style-name="ro1">
          <table:table-cell office:value-type="float" office:value="2.8099599999999998" table:style-name="ce3">
            <text:p>2.80996</text:p>
          </table:table-cell>
          <table:table-cell office:value-type="float" office:value="5.3680000000000005E-2" table:style-name="ce3">
            <text:p>0.05368</text:p>
          </table:table-cell>
          <table:table-cell office:value-type="float" office:value="-4.1640000000000003E-2" table:style-name="ce3">
            <text:p>-0.04164</text:p>
          </table:table-cell>
          <table:table-cell office:value-type="float" office:value="-3.5022680412371141" table:style-name="ce3">
            <text:p>-3.502268041</text:p>
          </table:table-cell>
          <table:table-cell table:number-columns-repeated="2"/>
          <table:table-cell table:style-name="ce1">
            <draw:frame draw:z-index="2" draw:id="id1" draw:style-name="a1" draw:name="Gráfico 5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.87656" table:style-name="ce3">
            <text:p>2.87656</text:p>
          </table:table-cell>
          <table:table-cell office:value-type="float" office:value="4.3920000000000015E-2" table:style-name="ce3">
            <text:p>0.04392</text:p>
          </table:table-cell>
          <table:table-cell office:value-type="float" office:value="-4.0480000000000002E-2" table:style-name="ce3">
            <text:p>-0.04048</text:p>
          </table:table-cell>
          <table:table-cell office:value-type="float" office:value="-5.3208247422680426" table:style-name="ce3">
            <text:p>-5.320824742</text:p>
          </table:table-cell>
          <table:table-cell table:number-columns-repeated="16380"/>
        </table:table-row>
        <table:table-row table:style-name="ro1">
          <table:table-cell office:value-type="float" office:value="2.9432799999999997" table:style-name="ce3">
            <text:p>2.94328</text:p>
          </table:table-cell>
          <table:table-cell office:value-type="float" office:value="3.531999999999999E-2" table:style-name="ce3">
            <text:p>0.03532</text:p>
          </table:table-cell>
          <table:table-cell office:value-type="float" office:value="-3.8200000000000005E-2" table:style-name="ce3">
            <text:p>-0.0382</text:p>
          </table:table-cell>
          <table:table-cell office:value-type="float" office:value="-5.988865979381444" table:style-name="ce3">
            <text:p>-5.988865979</text:p>
          </table:table-cell>
          <table:table-cell table:number-columns-repeated="16380"/>
        </table:table-row>
        <table:table-row table:style-name="ro1">
          <table:table-cell office:value-type="float" office:value="3.0099999999999993" table:style-name="ce3">
            <text:p>3.01</text:p>
          </table:table-cell>
          <table:table-cell office:value-type="float" office:value="3.0719999999999997E-2" table:style-name="ce3">
            <text:p>0.03072</text:p>
          </table:table-cell>
          <table:table-cell office:value-type="float" office:value="-2.8999999999999998E-2" table:style-name="ce3">
            <text:p>-0.029</text:p>
          </table:table-cell>
          <table:table-cell office:value-type="float" office:value="-5.4767010309278348" table:style-name="ce3">
            <text:p>-5.476701031</text:p>
          </table:table-cell>
          <table:table-cell table:number-columns-repeated="16380"/>
        </table:table-row>
        <table:table-row table:style-name="ro1">
          <table:table-cell office:value-type="float" office:value="3.0766" table:style-name="ce3">
            <text:p>3.0766</text:p>
          </table:table-cell>
          <table:table-cell office:value-type="float" office:value="2.4999999999999994E-2" table:style-name="ce3">
            <text:p>0.025</text:p>
          </table:table-cell>
          <table:table-cell office:value-type="float" office:value="-1.984E-2" table:style-name="ce3">
            <text:p>-0.01984</text:p>
          </table:table-cell>
          <table:table-cell office:value-type="float" office:value="-4.370721649484536" table:style-name="ce3">
            <text:p>-4.370721649</text:p>
          </table:table-cell>
          <table:table-cell table:number-columns-repeated="16380"/>
        </table:table-row>
        <table:table-row table:style-name="ro1">
          <table:table-cell office:value-type="float" office:value="3.1433199999999997" table:style-name="ce3">
            <text:p>3.14332</text:p>
          </table:table-cell>
          <table:table-cell office:value-type="float" office:value="2.6160000000000017E-2" table:style-name="ce3">
            <text:p>0.02616</text:p>
          </table:table-cell>
          <table:table-cell office:value-type="float" office:value="-7.2400000000000008E-3" table:style-name="ce3">
            <text:p>-0.00724</text:p>
          </table:table-cell>
          <table:table-cell office:value-type="float" office:value="-1.8692783505154651" table:style-name="ce3">
            <text:p>-1.869278351</text:p>
          </table:table-cell>
          <table:table-cell table:number-columns-repeated="16380"/>
        </table:table-row>
        <table:table-row table:style-name="ro1">
          <table:table-cell office:value-type="float" office:value="3.2099199999999999" table:style-name="ce3">
            <text:p>3.20992</text:p>
          </table:table-cell>
          <table:table-cell office:value-type="float" office:value="3.1879999999999992E-2" table:style-name="ce3">
            <text:p>0.03188</text:p>
          </table:table-cell>
          <table:table-cell office:value-type="float" office:value="5.96E-3" table:style-name="ce3">
            <text:p>0.00596</text:p>
          </table:table-cell>
          <table:table-cell office:value-type="float" office:value="0.43917525773195853" table:style-name="ce3">
            <text:p>0.439175258</text:p>
          </table:table-cell>
          <table:table-cell table:number-columns-repeated="16380"/>
        </table:table-row>
        <table:table-row table:style-name="ro1">
          <table:table-cell office:value-type="float" office:value="3.27664" table:style-name="ce3">
            <text:p>3.27664</text:p>
          </table:table-cell>
          <table:table-cell office:value-type="float" office:value="4.448000000000002E-2" table:style-name="ce3">
            <text:p>0.04448</text:p>
          </table:table-cell>
          <table:table-cell office:value-type="float" office:value="2.0280000000000003E-2" table:style-name="ce3">
            <text:p>0.02028</text:p>
          </table:table-cell>
          <table:table-cell office:value-type="float" office:value="3.3740362886597941" table:style-name="ce3">
            <text:p>3.374036289</text:p>
          </table:table-cell>
          <table:table-cell table:number-columns-repeated="16380"/>
        </table:table-row>
        <table:table-row table:style-name="ro1">
          <table:table-cell office:value-type="float" office:value="3.3432399999999998" table:style-name="ce3">
            <text:p>3.34324</text:p>
          </table:table-cell>
          <table:table-cell office:value-type="float" office:value="6.0560000000000003E-2" table:style-name="ce3">
            <text:p>0.06056</text:p>
          </table:table-cell>
          <table:table-cell office:value-type="float" office:value="3.2320000000000002E-2" table:style-name="ce3">
            <text:p>0.03232</text:p>
          </table:table-cell>
          <table:table-cell office:value-type="float" office:value="6.6519587628865988" table:style-name="ce3">
            <text:p>6.651958763</text:p>
          </table:table-cell>
          <table:table-cell table:number-columns-repeated="16380"/>
        </table:table-row>
        <table:table-row table:style-name="ro1">
          <table:table-cell office:value-type="float" office:value="3.4099599999999999" table:style-name="ce3">
            <text:p>3.40996</text:p>
          </table:table-cell>
          <table:table-cell office:value-type="float" office:value="8.0600000000000005E-2" table:style-name="ce3">
            <text:p>0.0806</text:p>
          </table:table-cell>
          <table:table-cell office:value-type="float" office:value="4.1520000000000001E-2" table:style-name="ce3">
            <text:p>0.04152</text:p>
          </table:table-cell>
          <table:table-cell office:value-type="float" office:value="10.021855670103093" table:style-name="ce3">
            <text:p>10.02185567</text:p>
          </table:table-cell>
          <table:table-cell table:number-columns-repeated="16380"/>
        </table:table-row>
        <table:table-row table:style-name="ro1">
          <table:table-cell office:value-type="float" office:value="3.4765599999999997" table:style-name="ce3">
            <text:p>3.47656</text:p>
          </table:table-cell>
          <table:table-cell office:value-type="float" office:value="0.10128000000000001" table:style-name="ce3">
            <text:p>0.10128</text:p>
          </table:table-cell>
          <table:table-cell office:value-type="float" office:value="4.6679999999999999E-2" table:style-name="ce3">
            <text:p>0.04668</text:p>
          </table:table-cell>
          <table:table-cell office:value-type="float" office:value="12.61237113402062" table:style-name="ce3">
            <text:p>12.61237113</text:p>
          </table:table-cell>
          <table:table-cell table:number-columns-repeated="16380"/>
        </table:table-row>
        <table:table-row table:style-name="ro1">
          <table:table-cell office:value-type="float" office:value="3.5432799999999998" table:style-name="ce3">
            <text:p>3.54328</text:p>
          </table:table-cell>
          <table:table-cell office:value-type="float" office:value="0.12364000000000003" table:style-name="ce3">
            <text:p>0.12364</text:p>
          </table:table-cell>
          <table:table-cell office:value-type="float" office:value="4.6120000000000001E-2" table:style-name="ce3">
            <text:p>0.04612</text:p>
          </table:table-cell>
          <table:table-cell office:value-type="float" office:value="14.438350515463918" table:style-name="ce3">
            <text:p>14.43835052</text:p>
          </table:table-cell>
          <table:table-cell table:number-columns-repeated="16380"/>
        </table:table-row>
        <table:table-row table:style-name="ro1">
          <table:table-cell office:value-type="float" office:value="3.61" table:style-name="ce3">
            <text:p>3.61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4.0960000000000003E-2" table:style-name="ce3">
            <text:p>0.04096</text:p>
          </table:table-cell>
          <table:table-cell office:value-type="float" office:value="15.188041237113403" table:style-name="ce3">
            <text:p>15.18804124</text:p>
          </table:table-cell>
          <table:table-cell table:number-columns-repeated="16380"/>
        </table:table-row>
        <table:table-row table:style-name="ro1">
          <table:table-cell office:value-type="float" office:value="3.6766000000000001" table:style-name="ce3">
            <text:p>3.6766</text:p>
          </table:table-cell>
          <table:table-cell office:value-type="float" office:value="0.16432000000000005" table:style-name="ce3">
            <text:p>0.16432</text:p>
          </table:table-cell>
          <table:table-cell office:value-type="float" office:value="3.1200000000000002E-2" table:style-name="ce3">
            <text:p>0.0312</text:p>
          </table:table-cell>
          <table:table-cell office:value-type="float" office:value="15.009896907216495" table:style-name="ce3">
            <text:p>15.00989691</text:p>
          </table:table-cell>
          <table:table-cell table:number-columns-repeated="16380"/>
        </table:table-row>
        <table:table-row table:style-name="ro1">
          <table:table-cell office:value-type="float" office:value="3.7433199999999998" table:style-name="ce3">
            <text:p>3.74332</text:p>
          </table:table-cell>
          <table:table-cell office:value-type="float" office:value="0.17979999999999999" table:style-name="ce3">
            <text:p>0.1798</text:p>
          </table:table-cell>
          <table:table-cell office:value-type="float" office:value="1.856E-2" table:style-name="ce3">
            <text:p>0.01856</text:p>
          </table:table-cell>
          <table:table-cell office:value-type="float" office:value="13.725773195876288" table:style-name="ce3">
            <text:p>13.7257732</text:p>
          </table:table-cell>
          <table:table-cell table:number-columns-repeated="16380"/>
        </table:table-row>
        <table:table-row table:style-name="ro1">
          <table:table-cell office:value-type="float" office:value="3.8099199999999995" table:style-name="ce3">
            <text:p>3.80992</text:p>
          </table:table-cell>
          <table:table-cell office:value-type="float" office:value="0.18839999999999998" table:style-name="ce3">
            <text:p>0.1884</text:p>
          </table:table-cell>
          <table:table-cell office:value-type="float" office:value="2.29356E-4" table:style-name="ce3">
            <text:p>0.000229356</text:p>
          </table:table-cell>
          <table:table-cell office:value-type="float" office:value="10.882886597938146" table:style-name="ce3">
            <text:p>10.8828866</text:p>
          </table:table-cell>
          <table:table-cell table:number-columns-repeated="16380"/>
        </table:table-row>
        <table:table-row table:style-name="ro1">
          <table:table-cell office:value-type="float" office:value="3.8766399999999996" table:style-name="ce3">
            <text:p>3.87664</text:p>
          </table:table-cell>
          <table:table-cell office:value-type="float" office:value="0.19355999999999998" table:style-name="ce3">
            <text:p>0.19356</text:p>
          </table:table-cell>
          <table:table-cell office:value-type="float" office:value="-1.2959999999999999E-2" table:style-name="ce3">
            <text:p>-0.01296</text:p>
          </table:table-cell>
          <table:table-cell office:value-type="float" office:value="7.7208247422680421" table:style-name="ce3">
            <text:p>7.720824742</text:p>
          </table:table-cell>
          <table:table-cell table:number-columns-repeated="2"/>
          <table:table-cell table:style-name="ce1">
            <draw:frame draw:z-index="3" draw:id="id2" draw:style-name="a2" draw:name="Gráfico 6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.9432399999999999" table:style-name="ce3">
            <text:p>3.94324</text:p>
          </table:table-cell>
          <table:table-cell office:value-type="float" office:value="0.19072000000000003" table:style-name="ce3">
            <text:p>0.19072</text:p>
          </table:table-cell>
          <table:table-cell office:value-type="float" office:value="-2.6160000000000003E-2" table:style-name="ce3">
            <text:p>-0.02616</text:p>
          </table:table-cell>
          <table:table-cell office:value-type="float" office:value="4.5810309278350516" table:style-name="ce3">
            <text:p>4.581030928</text:p>
          </table:table-cell>
          <table:table-cell table:number-columns-repeated="16380"/>
        </table:table-row>
        <table:table-row table:style-name="ro1">
          <table:table-cell office:value-type="float" office:value="4.0099600000000004" table:style-name="ce3">
            <text:p>4.00996</text:p>
          </table:table-cell>
          <table:table-cell office:value-type="float" office:value="0.18496000000000004" table:style-name="ce3">
            <text:p>0.18496</text:p>
          </table:table-cell>
          <table:table-cell office:value-type="float" office:value="-3.6480000000000005E-2" table:style-name="ce3">
            <text:p>-0.03648</text:p>
          </table:table-cell>
          <table:table-cell office:value-type="float" office:value="1.3076288659793811" table:style-name="ce3">
            <text:p>1.307628866</text:p>
          </table:table-cell>
          <table:table-cell table:number-columns-repeated="16380"/>
        </table:table-row>
        <table:table-row table:style-name="ro1">
          <table:table-cell office:value-type="float" office:value="4.0765600000000006" table:style-name="ce3">
            <text:p>4.07656</text:p>
          </table:table-cell>
          <table:table-cell office:value-type="float" office:value="0.17408000000000004" table:style-name="ce3">
            <text:p>0.17408</text:p>
          </table:table-cell>
          <table:table-cell office:value-type="float" office:value="-4.3920000000000001E-2" table:style-name="ce3">
            <text:p>-0.04392</text:p>
          </table:table-cell>
          <table:table-cell office:value-type="float" office:value="-1.6911340206185574" table:style-name="ce3">
            <text:p>-1.691134021</text:p>
          </table:table-cell>
          <table:table-cell table:number-columns-repeated="16380"/>
        </table:table-row>
        <table:table-row table:style-name="ro1">
          <table:table-cell office:value-type="float" office:value="4.1432800000000007" table:style-name="ce3">
            <text:p>4.14328</text:p>
          </table:table-cell>
          <table:table-cell office:value-type="float" office:value="0.16259999999999999" table:style-name="ce3">
            <text:p>0.1626</text:p>
          </table:table-cell>
          <table:table-cell office:value-type="float" office:value="-4.7920000000000004E-2" table:style-name="ce3">
            <text:p>-0.04792</text:p>
          </table:table-cell>
          <table:table-cell office:value-type="float" office:value="-4.2296907216494857" table:style-name="ce3">
            <text:p>-4.229690722</text:p>
          </table:table-cell>
          <table:table-cell table:number-columns-repeated="16380"/>
        </table:table-row>
        <table:table-row table:style-name="ro1">
          <table:table-cell office:value-type="float" office:value="4.21" table:style-name="ce3">
            <text:p>4.21</text:p>
          </table:table-cell>
          <table:table-cell office:value-type="float" office:value="0.15056" table:style-name="ce3">
            <text:p>0.15056</text:p>
          </table:table-cell>
          <table:table-cell office:value-type="float" office:value="-4.6200000000000005E-2" table:style-name="ce3">
            <text:p>-0.0462</text:p>
          </table:table-cell>
          <table:table-cell office:value-type="float" office:value="-5.2985567010309289" table:style-name="ce3">
            <text:p>-5.298556701</text:p>
          </table:table-cell>
          <table:table-cell table:number-columns-repeated="16380"/>
        </table:table-row>
        <table:table-row table:style-name="ro1">
          <table:table-cell office:value-type="float" office:value="4.2766000000000002" table:style-name="ce3">
            <text:p>4.2766</text:p>
          </table:table-cell>
          <table:table-cell office:value-type="float" office:value="0.14256000000000002" table:style-name="ce3">
            <text:p>0.14256</text:p>
          </table:table-cell>
          <table:table-cell office:value-type="float" office:value="-3.9320000000000001E-2" table:style-name="ce3">
            <text:p>-0.03932</text:p>
          </table:table-cell>
          <table:table-cell office:value-type="float" office:value="-5.0090721649484546" table:style-name="ce3">
            <text:p>-5.009072165</text:p>
          </table:table-cell>
          <table:table-cell table:number-columns-repeated="16380"/>
        </table:table-row>
        <table:table-row table:style-name="ro1">
          <table:table-cell office:value-type="float" office:value="4.3433200000000003" table:style-name="ce3">
            <text:p>4.34332</text:p>
          </table:table-cell>
          <table:table-cell office:value-type="float" office:value="0.13740000000000002" table:style-name="ce3">
            <text:p>0.1374</text:p>
          </table:table-cell>
          <table:table-cell office:value-type="float" office:value="-2.844E-2" table:style-name="ce3">
            <text:p>-0.02844</text:p>
          </table:table-cell>
          <table:table-cell office:value-type="float" office:value="-3.9402061855670114" table:style-name="ce3">
            <text:p>-3.940206186</text:p>
          </table:table-cell>
          <table:table-cell table:number-columns-repeated="16380"/>
        </table:table-row>
        <table:table-row table:style-name="ro1">
          <table:table-cell office:value-type="float" office:value="4.4099199999999996" table:style-name="ce3">
            <text:p>4.40992</text:p>
          </table:table-cell>
          <table:table-cell office:value-type="float" office:value="0.13852000000000003" table:style-name="ce3">
            <text:p>0.13852</text:p>
          </table:table-cell>
          <table:table-cell office:value-type="float" office:value="-1.2959999999999999E-2" table:style-name="ce3">
            <text:p>-0.01296</text:p>
          </table:table-cell>
          <table:table-cell office:value-type="float" office:value="-1.6317525773195873" table:style-name="ce3">
            <text:p>-1.631752577</text:p>
          </table:table-cell>
          <table:table-cell table:number-columns-repeated="16380"/>
        </table:table-row>
        <table:table-row table:style-name="ro1">
          <table:table-cell office:value-type="float" office:value="4.4766399999999997" table:style-name="ce3">
            <text:p>4.47664</text:p>
          </table:table-cell>
          <table:table-cell office:value-type="float" office:value="0.14656" table:style-name="ce3">
            <text:p>0.14656</text:p>
          </table:table-cell>
          <table:table-cell office:value-type="float" office:value="4.8000000000000004E-3" table:style-name="ce3">
            <text:p>0.0048</text:p>
          </table:table-cell>
          <table:table-cell office:value-type="float" office:value="0.75092783505154648" table:style-name="ce3">
            <text:p>0.750927835</text:p>
          </table:table-cell>
          <table:table-cell table:number-columns-repeated="16380"/>
        </table:table-row>
        <table:table-row table:style-name="ro1">
          <table:table-cell office:value-type="float" office:value="4.5432400000000008" table:style-name="ce3">
            <text:p>4.54324</text:p>
          </table:table-cell>
          <table:table-cell office:value-type="float" office:value="0.16259999999999999" table:style-name="ce3">
            <text:p>0.162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3.4143117525773197" table:style-name="ce3">
            <text:p>3.414311753</text:p>
          </table:table-cell>
          <table:table-cell table:number-columns-repeated="16380"/>
        </table:table-row>
        <table:table-row table:style-name="ro1">
          <table:table-cell office:value-type="float" office:value="4.6099600000000001" table:style-name="ce3">
            <text:p>4.60996</text:p>
          </table:table-cell>
          <table:table-cell office:value-type="float" office:value="0.18267999999999998" table:style-name="ce3">
            <text:p>0.18268</text:p>
          </table:table-cell>
          <table:table-cell office:value-type="float" office:value="3.8640000000000008E-2" table:style-name="ce3">
            <text:p>0.03864</text:p>
          </table:table-cell>
          <table:table-cell office:value-type="float" office:value="7.8470103092783505" table:style-name="ce3">
            <text:p>7.847010309</text:p>
          </table:table-cell>
          <table:table-cell table:number-columns-repeated="16380"/>
        </table:table-row>
        <table:table-row table:style-name="ro1">
          <table:table-cell office:value-type="float" office:value="4.6765600000000003" table:style-name="ce3">
            <text:p>4.67656</text:p>
          </table:table-cell>
          <table:table-cell office:value-type="float" office:value="0.20215999999999998" table:style-name="ce3">
            <text:p>0.20216</text:p>
          </table:table-cell>
          <table:table-cell office:value-type="float" office:value="4.7240000000000004E-2" table:style-name="ce3">
            <text:p>0.04724</text:p>
          </table:table-cell>
          <table:table-cell office:value-type="float" office:value="11.550927835051548" table:style-name="ce3">
            <text:p>11.55092784</text:p>
          </table:table-cell>
          <table:table-cell table:number-columns-repeated="16380"/>
        </table:table-row>
        <table:table-row table:style-name="ro1">
          <table:table-cell office:value-type="float" office:value="4.7432800000000004" table:style-name="ce3">
            <text:p>4.74328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5.1839999999999997E-2" table:style-name="ce3">
            <text:p>0.05184</text:p>
          </table:table-cell>
          <table:table-cell office:value-type="float" office:value="14.223092783505155" table:style-name="ce3">
            <text:p>14.22309278</text:p>
          </table:table-cell>
          <table:table-cell table:number-columns-repeated="16380"/>
        </table:table-row>
        <table:table-row table:style-name="ro1">
          <table:table-cell office:value-type="float" office:value="4.8100000000000005" table:style-name="ce3">
            <text:p>4.81</text:p>
          </table:table-cell>
          <table:table-cell office:value-type="float" office:value="0.25148000000000004" table:style-name="ce3">
            <text:p>0.25148</text:p>
          </table:table-cell>
          <table:table-cell office:value-type="float" office:value="4.8960000000000004E-2" table:style-name="ce3">
            <text:p>0.04896</text:p>
          </table:table-cell>
          <table:table-cell office:value-type="float" office:value="16.66515463917526" table:style-name="ce3">
            <text:p>16.66515464</text:p>
          </table:table-cell>
          <table:table-cell table:number-columns-repeated="16380"/>
        </table:table-row>
        <table:table-row table:style-name="ro1">
          <table:table-cell office:value-type="float" office:value="4.8765999999999998" table:style-name="ce3">
            <text:p>4.8766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4.1520000000000001E-2" table:style-name="ce3">
            <text:p>0.04152</text:p>
          </table:table-cell>
          <table:table-cell office:value-type="float" office:value="17.26639175257732" table:style-name="ce3">
            <text:p>17.26639175</text:p>
          </table:table-cell>
          <table:table-cell table:number-columns-repeated="16380"/>
        </table:table-row>
        <table:table-row table:style-name="ro1">
          <table:table-cell office:value-type="float" office:value="4.9433199999999999" table:style-name="ce3">
            <text:p>4.94332</text:p>
          </table:table-cell>
          <table:table-cell office:value-type="float" office:value="0.29508000000000001" table:style-name="ce3">
            <text:p>0.29508</text:p>
          </table:table-cell>
          <table:table-cell office:value-type="float" office:value="2.9480000000000003E-2" table:style-name="ce3">
            <text:p>0.02948</text:p>
          </table:table-cell>
          <table:table-cell office:value-type="float" office:value="16.761649484536083" table:style-name="ce3">
            <text:p>16.76164948</text:p>
          </table:table-cell>
          <table:table-cell table:number-columns-repeated="16380"/>
        </table:table-row>
        <table:table-row table:style-name="ro1">
          <table:table-cell office:value-type="float" office:value="5.0099200000000002" table:style-name="ce3">
            <text:p>5.00992</text:p>
          </table:table-cell>
          <table:table-cell office:value-type="float" office:value="0.31112000000000006" table:style-name="ce3">
            <text:p>0.31112</text:p>
          </table:table-cell>
          <table:table-cell office:value-type="float" office:value="1.6279999999999999E-2" table:style-name="ce3">
            <text:p>0.01628</text:p>
          </table:table-cell>
          <table:table-cell office:value-type="float" office:value="14.653608247422682" table:style-name="ce3">
            <text:p>14.65360825</text:p>
          </table:table-cell>
          <table:table-cell table:number-columns-repeated="16380"/>
        </table:table-row>
        <table:table-row table:style-name="ro1">
          <table:table-cell office:value-type="float" office:value="5.0766400000000003" table:style-name="ce3">
            <text:p>5.07664</text:p>
          </table:table-cell>
          <table:table-cell office:value-type="float" office:value="0.32028000000000001" table:style-name="ce3">
            <text:p>0.32028</text:p>
          </table:table-cell>
          <table:table-cell office:value-type="float" office:value="-3.4403600000000004E-4" table:style-name="ce3">
            <text:p>-0.000344036</text:p>
          </table:table-cell>
          <table:table-cell office:value-type="float" office:value="12.070515463917529" table:style-name="ce3">
            <text:p>12.07051546</text:p>
          </table:table-cell>
          <table:table-cell table:number-columns-repeated="16380"/>
        </table:table-row>
        <table:table-row table:style-name="ro1">
          <table:table-cell office:value-type="float" office:value="5.1432400000000005" table:style-name="ce3">
            <text:p>5.14324</text:p>
          </table:table-cell>
          <table:table-cell office:value-type="float" office:value="0.3266" table:style-name="ce3">
            <text:p>0.3266</text:p>
          </table:table-cell>
          <table:table-cell office:value-type="float" office:value="-1.4120000000000001E-2" table:style-name="ce3">
            <text:p>-0.01412</text:p>
          </table:table-cell>
          <table:table-cell office:value-type="float" office:value="8.2404123711340205" table:style-name="ce3">
            <text:p>8.240412371</text:p>
          </table:table-cell>
          <table:table-cell table:number-columns-repeated="16380"/>
        </table:table-row>
        <table:table-row table:style-name="ro1">
          <table:table-cell office:value-type="float" office:value="5.2099599999999997" table:style-name="ce3">
            <text:p>5.20996</text:p>
          </table:table-cell>
          <table:table-cell office:value-type="float" office:value="0.32544000000000006" table:style-name="ce3">
            <text:p>0.32544</text:p>
          </table:table-cell>
          <table:table-cell office:value-type="float" office:value="-2.5559999999999999E-2" table:style-name="ce3">
            <text:p>-0.02556</text:p>
          </table:table-cell>
          <table:table-cell office:value-type="float" office:value="4.6404123711340208" table:style-name="ce3">
            <text:p>4.640412371</text:p>
          </table:table-cell>
          <table:table-cell table:number-columns-repeated="16380"/>
        </table:table-row>
        <table:table-row table:style-name="ro1">
          <table:table-cell office:value-type="float" office:value="5.2765600000000008" table:style-name="ce3">
            <text:p>5.27656</text:p>
          </table:table-cell>
          <table:table-cell office:value-type="float" office:value="0.32028000000000001" table:style-name="ce3">
            <text:p>0.32028</text:p>
          </table:table-cell>
          <table:table-cell office:value-type="float" office:value="-3.3600000000000005E-2" table:style-name="ce3">
            <text:p>-0.0336</text:p>
          </table:table-cell>
          <table:table-cell office:value-type="float" office:value="0.84742268041237079" table:style-name="ce3">
            <text:p>0.84742268</text:p>
          </table:table-cell>
          <table:table-cell table:number-columns-repeated="16380"/>
        </table:table-row>
        <table:table-row table:style-name="ro1">
          <table:table-cell office:value-type="float" office:value="5.34328" table:style-name="ce3">
            <text:p>5.34328</text:p>
          </table:table-cell>
          <table:table-cell office:value-type="float" office:value="0.31167999999999996" table:style-name="ce3">
            <text:p>0.31168</text:p>
          </table:table-cell>
          <table:table-cell office:value-type="float" office:value="-3.9920000000000004E-2" table:style-name="ce3">
            <text:p>-0.03992</text:p>
          </table:table-cell>
          <table:table-cell office:value-type="float" office:value="-2.9084536082474228" table:style-name="ce3">
            <text:p>-2.908453608</text:p>
          </table:table-cell>
          <table:table-cell table:number-columns-repeated="16380"/>
        </table:table-row>
        <table:table-row table:style-name="ro1">
          <table:table-cell office:value-type="float" office:value="5.41" table:style-name="ce3">
            <text:p>5.41</text:p>
          </table:table-cell>
          <table:table-cell office:value-type="float" office:value="0.30368000000000006" table:style-name="ce3">
            <text:p>0.30368</text:p>
          </table:table-cell>
          <table:table-cell office:value-type="float" office:value="-4.2200000000000001E-2" table:style-name="ce3">
            <text:p>-0.0422</text:p>
          </table:table-cell>
          <table:table-cell office:value-type="float" office:value="-5.3059793814432989" table:style-name="ce3">
            <text:p>-5.305979381</text:p>
          </table:table-cell>
          <table:table-cell table:number-columns-repeated="16380"/>
        </table:table-row>
        <table:table-row table:style-name="ro1">
          <table:table-cell office:value-type="float" office:value="5.4766000000000004" table:style-name="ce3">
            <text:p>5.4766</text:p>
          </table:table-cell>
          <table:table-cell office:value-type="float" office:value="0.29447999999999996" table:style-name="ce3">
            <text:p>0.29448</text:p>
          </table:table-cell>
          <table:table-cell office:value-type="float" office:value="-3.9320000000000001E-2" table:style-name="ce3">
            <text:p>-0.03932</text:p>
          </table:table-cell>
          <table:table-cell office:value-type="float" office:value="-6.8053608247422677" table:style-name="ce3">
            <text:p>-6.805360825</text:p>
          </table:table-cell>
          <table:table-cell table:number-columns-repeated="16380"/>
        </table:table-row>
        <table:table-row table:style-name="ro1">
          <table:table-cell office:value-type="float" office:value="5.5433200000000005" table:style-name="ce3">
            <text:p>5.54332</text:p>
          </table:table-cell>
          <table:table-cell office:value-type="float" office:value="0.28588000000000002" table:style-name="ce3">
            <text:p>0.28588</text:p>
          </table:table-cell>
          <table:table-cell office:value-type="float" office:value="-3.4760000000000006E-2" table:style-name="ce3">
            <text:p>-0.03476</text:p>
          </table:table-cell>
          <table:table-cell office:value-type="float" office:value="-6.9389690721649497" table:style-name="ce3">
            <text:p>-6.938969072</text:p>
          </table:table-cell>
          <table:table-cell table:number-columns-repeated="16380"/>
        </table:table-row>
        <table:table-row table:style-name="ro1">
          <table:table-cell office:value-type="float" office:value="5.6099199999999998" table:style-name="ce3">
            <text:p>5.60992</text:p>
          </table:table-cell>
          <table:table-cell office:value-type="float" office:value="0.28016000000000008" table:style-name="ce3">
            <text:p>0.28016</text:p>
          </table:table-cell>
          <table:table-cell office:value-type="float" office:value="-2.5559999999999999E-2" table:style-name="ce3">
            <text:p>-0.02556</text:p>
          </table:table-cell>
          <table:table-cell office:value-type="float" office:value="-6.397113402061855" table:style-name="ce3">
            <text:p>-6.397113402</text:p>
          </table:table-cell>
          <table:table-cell table:number-columns-repeated="16380"/>
        </table:table-row>
        <table:table-row table:style-name="ro1">
          <table:table-cell office:value-type="float" office:value="5.6766399999999999" table:style-name="ce3">
            <text:p>5.67664</text:p>
          </table:table-cell>
          <table:table-cell office:value-type="float" office:value="0.27728000000000008" table:style-name="ce3">
            <text:p>0.27728</text:p>
          </table:table-cell>
          <table:table-cell office:value-type="float" office:value="-1.5240000000000002E-2" table:style-name="ce3">
            <text:p>-0.01524</text:p>
          </table:table-cell>
          <table:table-cell office:value-type="float" office:value="-4.9422680412371136" table:style-name="ce3">
            <text:p>-4.942268041</text:p>
          </table:table-cell>
          <table:table-cell table:number-columns-repeated="16380"/>
        </table:table-row>
        <table:table-row table:style-name="ro1">
          <table:table-cell office:value-type="float" office:value="5.7432400000000001" table:style-name="ce3">
            <text:p>5.74324</text:p>
          </table:table-cell>
          <table:table-cell office:value-type="float" office:value="0.28071999999999997" table:style-name="ce3">
            <text:p>0.28072</text:p>
          </table:table-cell>
          <table:table-cell office:value-type="float" office:value="-3.4403600000000004E-4" table:style-name="ce3">
            <text:p>-0.000344036</text:p>
          </table:table-cell>
          <table:table-cell office:value-type="float" office:value="-2.4705154639175255" table:style-name="ce3">
            <text:p>-2.470515464</text:p>
          </table:table-cell>
          <table:table-cell table:number-columns-repeated="16380"/>
        </table:table-row>
        <table:table-row table:style-name="ro1">
          <table:table-cell office:value-type="float" office:value="5.8099600000000002" table:style-name="ce3">
            <text:p>5.80996</text:p>
          </table:table-cell>
          <table:table-cell office:value-type="float" office:value="0.28820000000000001" table:style-name="ce3">
            <text:p>0.2882</text:p>
          </table:table-cell>
          <table:table-cell office:value-type="float" office:value="1.6279999999999999E-2" table:style-name="ce3">
            <text:p>0.01628</text:p>
          </table:table-cell>
          <table:table-cell office:value-type="float" office:value="1.0923711340206181" table:style-name="ce3">
            <text:p>1.092371134</text:p>
          </table:table-cell>
          <table:table-cell table:number-columns-repeated="16380"/>
        </table:table-row>
        <table:table-row table:style-name="ro1">
          <table:table-cell office:value-type="float" office:value="5.8765600000000004" table:style-name="ce3">
            <text:p>5.87656</text:p>
          </table:table-cell>
          <table:table-cell office:value-type="float" office:value="0.30308000000000002" table:style-name="ce3">
            <text:p>0.30308</text:p>
          </table:table-cell>
          <table:table-cell office:value-type="float" office:value="2.8320000000000001E-2" table:style-name="ce3">
            <text:p>0.02832</text:p>
          </table:table-cell>
          <table:table-cell office:value-type="float" office:value="4.0094845360824749" table:style-name="ce3">
            <text:p>4.009484536</text:p>
          </table:table-cell>
          <table:table-cell table:number-columns-repeated="16380"/>
        </table:table-row>
        <table:table-row table:style-name="ro1">
          <table:table-cell office:value-type="float" office:value="5.9432800000000006" table:style-name="ce3">
            <text:p>5.94328</text:p>
          </table:table-cell>
          <table:table-cell office:value-type="float" office:value="0.32144000000000006" table:style-name="ce3">
            <text:p>0.32144</text:p>
          </table:table-cell>
          <table:table-cell office:value-type="float" office:value="3.8640000000000008E-2" table:style-name="ce3">
            <text:p>0.03864</text:p>
          </table:table-cell>
          <table:table-cell office:value-type="float" office:value="8.1439175257731975" table:style-name="ce3">
            <text:p>8.143917526</text:p>
          </table:table-cell>
          <table:table-cell table:number-columns-repeated="16380"/>
        </table:table-row>
        <table:table-row table:style-name="ro1">
          <table:table-cell office:value-type="float" office:value="6.0100000000000007" table:style-name="ce3">
            <text:p>6.01</text:p>
          </table:table-cell>
          <table:table-cell office:value-type="float" office:value="0.34496000000000004" table:style-name="ce3">
            <text:p>0.34496</text:p>
          </table:table-cell>
          <table:table-cell office:value-type="float" office:value="4.7840000000000001E-2" table:style-name="ce3">
            <text:p>0.04784</text:p>
          </table:table-cell>
          <table:table-cell office:value-type="float" office:value="11.803298969072166" table:style-name="ce3">
            <text:p>11.80329897</text:p>
          </table:table-cell>
          <table:table-cell table:number-columns-repeated="16380"/>
        </table:table-row>
        <table:table-row table:style-name="ro1">
          <table:table-cell office:value-type="float" office:value="6.0766" table:style-name="ce3">
            <text:p>6.0766</text:p>
          </table:table-cell>
          <table:table-cell office:value-type="float" office:value="0.37076000000000009" table:style-name="ce3">
            <text:p>0.37076</text:p>
          </table:table-cell>
          <table:table-cell office:value-type="float" office:value="4.8399999999999999E-2" table:style-name="ce3">
            <text:p>0.0484</text:p>
          </table:table-cell>
          <table:table-cell office:value-type="float" office:value="14.297319587628866" table:style-name="ce3">
            <text:p>14.29731959</text:p>
          </table:table-cell>
          <table:table-cell table:number-columns-repeated="16380"/>
        </table:table-row>
        <table:table-row table:style-name="ro1">
          <table:table-cell office:value-type="float" office:value="6.1433200000000001" table:style-name="ce3">
            <text:p>6.14332</text:p>
          </table:table-cell>
          <table:table-cell office:value-type="float" office:value="0.39256000000000002" table:style-name="ce3">
            <text:p>0.39256</text:p>
          </table:table-cell>
          <table:table-cell office:value-type="float" office:value="4.5520000000000005E-2" table:style-name="ce3">
            <text:p>0.04552</text:p>
          </table:table-cell>
          <table:table-cell office:value-type="float" office:value="17.12536082474227" table:style-name="ce3">
            <text:p>17.12536082</text:p>
          </table:table-cell>
          <table:table-cell table:number-columns-repeated="16380"/>
        </table:table-row>
        <table:table-row table:style-name="ro1">
          <table:table-cell office:value-type="float" office:value="6.2099200000000003" table:style-name="ce3">
            <text:p>6.20992</text:p>
          </table:table-cell>
          <table:table-cell office:value-type="float" office:value="0.41836000000000007" table:style-name="ce3">
            <text:p>0.41836</text:p>
          </table:table-cell>
          <table:table-cell office:value-type="float" office:value="3.6920000000000001E-2" table:style-name="ce3">
            <text:p>0.03692</text:p>
          </table:table-cell>
          <table:table-cell office:value-type="float" office:value="17.006597938144331" table:style-name="ce3">
            <text:p>17.00659794</text:p>
          </table:table-cell>
          <table:table-cell table:number-columns-repeated="16380"/>
        </table:table-row>
        <table:table-row table:style-name="ro1">
          <table:table-cell office:value-type="float" office:value="6.2766400000000004" table:style-name="ce3">
            <text:p>6.27664</text:p>
          </table:table-cell>
          <table:table-cell office:value-type="float" office:value="0.43667999999999996" table:style-name="ce3">
            <text:p>0.43668</text:p>
          </table:table-cell>
          <table:table-cell office:value-type="float" office:value="2.7160000000000004E-2" table:style-name="ce3">
            <text:p>0.02716</text:p>
          </table:table-cell>
          <table:table-cell office:value-type="float" office:value="16.561237113402065" table:style-name="ce3">
            <text:p>16.56123711</text:p>
          </table:table-cell>
          <table:table-cell table:number-columns-repeated="16380"/>
        </table:table-row>
        <table:table-row table:style-name="ro1">
          <table:table-cell office:value-type="float" office:value="6.3432400000000007" table:style-name="ce3">
            <text:p>6.34324</text:p>
          </table:table-cell>
          <table:table-cell office:value-type="float" office:value="0.44932000000000005" table:style-name="ce3">
            <text:p>0.44932</text:p>
          </table:table-cell>
          <table:table-cell office:value-type="float" office:value="8.8400000000000006E-3" table:style-name="ce3">
            <text:p>0.00884</text:p>
          </table:table-cell>
          <table:table-cell office:value-type="float" office:value="14.75752577319588" table:style-name="ce3">
            <text:p>14.75752577</text:p>
          </table:table-cell>
          <table:table-cell table:number-columns-repeated="16380"/>
        </table:table-row>
        <table:table-row table:style-name="ro1">
          <table:table-cell office:value-type="float" office:value="6.4099599999999999" table:style-name="ce3">
            <text:p>6.40996</text:p>
          </table:table-cell>
          <table:table-cell office:value-type="float" office:value="0.4579200000000001" table:style-name="ce3">
            <text:p>0.45792</text:p>
          </table:table-cell>
          <table:table-cell office:value-type="float" office:value="-5.5200000000000006E-3" table:style-name="ce3">
            <text:p>-0.00552</text:p>
          </table:table-cell>
          <table:table-cell office:value-type="float" office:value="11.04618556701031" table:style-name="ce3">
            <text:p>11.04618557</text:p>
          </table:table-cell>
          <table:table-cell table:number-columns-repeated="16380"/>
        </table:table-row>
        <table:table-row table:style-name="ro1">
          <table:table-cell office:value-type="float" office:value="6.476560000000001" table:style-name="ce3">
            <text:p>6.47656</text:p>
          </table:table-cell>
          <table:table-cell office:value-type="float" office:value="0.46135999999999999" table:style-name="ce3">
            <text:p>0.46136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7.8098969072164941" table:style-name="ce3">
            <text:p>7.809896907</text:p>
          </table:table-cell>
          <table:table-cell table:number-columns-repeated="16380"/>
        </table:table-row>
        <table:table-row table:style-name="ro1">
          <table:table-cell office:value-type="float" office:value="6.5432800000000002" table:style-name="ce3">
            <text:p>6.54328</text:p>
          </table:table-cell>
          <table:table-cell office:value-type="float" office:value="0.45848000000000011" table:style-name="ce3">
            <text:p>0.45848</text:p>
          </table:table-cell>
          <table:table-cell office:value-type="float" office:value="-3.4160000000000003E-2" table:style-name="ce3">
            <text:p>-0.03416</text:p>
          </table:table-cell>
          <table:table-cell office:value-type="float" office:value="4.1579381443298971" table:style-name="ce3">
            <text:p>4.157938144</text:p>
          </table:table-cell>
          <table:table-cell table:number-columns-repeated="16380"/>
        </table:table-row>
        <table:table-row table:style-name="ro1">
          <table:table-cell office:value-type="float" office:value="6.61" table:style-name="ce3">
            <text:p>6.61</text:p>
          </table:table-cell>
          <table:table-cell office:value-type="float" office:value="0.45044000000000006" table:style-name="ce3">
            <text:p>0.45044</text:p>
          </table:table-cell>
          <table:table-cell office:value-type="float" office:value="-4.2200000000000001E-2" table:style-name="ce3">
            <text:p>-0.0422</text:p>
          </table:table-cell>
          <table:table-cell office:value-type="float" office:value="0.27587628865979319" table:style-name="ce3">
            <text:p>0.275876289</text:p>
          </table:table-cell>
          <table:table-cell table:number-columns-repeated="16380"/>
        </table:table-row>
        <table:table-row table:style-name="ro1">
          <table:table-cell office:value-type="float" office:value="6.6765999999999996" table:style-name="ce3">
            <text:p>6.6766</text:p>
          </table:table-cell>
          <table:table-cell office:value-type="float" office:value="0.43900000000000006" table:style-name="ce3">
            <text:p>0.439</text:p>
          </table:table-cell>
          <table:table-cell office:value-type="float" office:value="-4.9080000000000006E-2" table:style-name="ce3">
            <text:p>-0.04908</text:p>
          </table:table-cell>
          <table:table-cell office:value-type="float" office:value="-2.4334020618556709" table:style-name="ce3">
            <text:p>-2.433402062</text:p>
          </table:table-cell>
          <table:table-cell table:number-columns-repeated="16380"/>
        </table:table-row>
        <table:table-row table:style-name="ro1">
          <table:table-cell office:value-type="float" office:value="6.7433199999999998" table:style-name="ce3">
            <text:p>6.74332</text:p>
          </table:table-cell>
          <table:table-cell office:value-type="float" office:value="0.42868000000000006" table:style-name="ce3">
            <text:p>0.42868</text:p>
          </table:table-cell>
          <table:table-cell office:value-type="float" office:value="-4.8520000000000008E-2" table:style-name="ce3">
            <text:p>-0.04852</text:p>
          </table:table-cell>
          <table:table-cell office:value-type="float" office:value="-4.4078350515463933" table:style-name="ce3">
            <text:p>-4.407835052</text:p>
          </table:table-cell>
          <table:table-cell table:number-columns-repeated="16380"/>
        </table:table-row>
        <table:table-row table:style-name="ro1">
          <table:table-cell office:value-type="float" office:value="6.80992" table:style-name="ce3">
            <text:p>6.80992</text:p>
          </table:table-cell>
          <table:table-cell office:value-type="float" office:value="0.42120000000000002" table:style-name="ce3">
            <text:p>0.4212</text:p>
          </table:table-cell>
          <table:table-cell office:value-type="float" office:value="-4.4479999999999999E-2" table:style-name="ce3">
            <text:p>-0.04448</text:p>
          </table:table-cell>
          <table:table-cell office:value-type="float" office:value="-5.4915463917525784" table:style-name="ce3">
            <text:p>-5.491546392</text:p>
          </table:table-cell>
          <table:table-cell table:number-columns-repeated="16380"/>
        </table:table-row>
        <table:table-row table:style-name="ro1">
          <table:table-cell office:value-type="float" office:value="6.8766400000000001" table:style-name="ce3">
            <text:p>6.87664</text:p>
          </table:table-cell>
          <table:table-cell office:value-type="float" office:value="0.41548000000000007" table:style-name="ce3">
            <text:p>0.41548</text:p>
          </table:table-cell>
          <table:table-cell office:value-type="float" office:value="-3.2440000000000004E-2" table:style-name="ce3">
            <text:p>-0.03244</text:p>
          </table:table-cell>
          <table:table-cell office:value-type="float" office:value="-5.0684536082474239" table:style-name="ce3">
            <text:p>-5.068453608</text:p>
          </table:table-cell>
          <table:table-cell table:number-columns-repeated="16380"/>
        </table:table-row>
        <table:table-row table:style-name="ro1">
          <table:table-cell office:value-type="float" office:value="6.9432399999999994" table:style-name="ce3">
            <text:p>6.94324</text:p>
          </table:table-cell>
          <table:table-cell office:value-type="float" office:value="0.41432000000000002" table:style-name="ce3">
            <text:p>0.41432</text:p>
          </table:table-cell>
          <table:table-cell office:value-type="float" office:value="-1.9280000000000002E-2" table:style-name="ce3">
            <text:p>-0.01928</text:p>
          </table:table-cell>
          <table:table-cell office:value-type="float" office:value="-3.5690721649484534" table:style-name="ce3">
            <text:p>-3.569072165</text:p>
          </table:table-cell>
          <table:table-cell table:number-columns-repeated="16380"/>
        </table:table-row>
        <table:table-row table:style-name="ro1">
          <table:table-cell office:value-type="float" office:value="7.0099599999999995" table:style-name="ce3">
            <text:p>7.00996</text:p>
          </table:table-cell>
          <table:table-cell office:value-type="float" office:value="0.41776000000000002" table:style-name="ce3">
            <text:p>0.41776</text:p>
          </table:table-cell>
          <table:table-cell office:value-type="float" office:value="-3.7844000000000003E-3" table:style-name="ce3">
            <text:p>-0.0037844</text:p>
          </table:table-cell>
          <table:table-cell office:value-type="float" office:value="-1.2754639175257738" table:style-name="ce3">
            <text:p>-1.275463918</text:p>
          </table:table-cell>
          <table:table-cell table:number-columns-repeated="16380"/>
        </table:table-row>
        <table:table-row table:style-name="ro1">
          <table:table-cell office:value-type="float" office:value="7.0765599999999997" table:style-name="ce3">
            <text:p>7.07656</text:p>
          </table:table-cell>
          <table:table-cell office:value-type="float" office:value="0.42636000000000007" table:style-name="ce3">
            <text:p>0.42636</text:p>
          </table:table-cell>
          <table:table-cell office:value-type="float" office:value="1.2280000000000001E-2" table:style-name="ce3">
            <text:p>0.01228</text:p>
          </table:table-cell>
          <table:table-cell office:value-type="float" office:value="0.82515463917525755" table:style-name="ce3">
            <text:p>0.825154639</text:p>
          </table:table-cell>
          <table:table-cell table:number-columns-repeated="16380"/>
        </table:table-row>
        <table:table-row table:style-name="ro1">
          <table:table-cell office:value-type="float" office:value="7.1432799999999999" table:style-name="ce3">
            <text:p>7.14328</text:p>
          </table:table-cell>
          <table:table-cell office:value-type="float" office:value="0.44072" table:style-name="ce3">
            <text:p>0.44072</text:p>
          </table:table-cell>
          <table:table-cell office:value-type="float" office:value="2.8880000000000003E-2" table:style-name="ce3">
            <text:p>0.02888</text:p>
          </table:table-cell>
          <table:table-cell office:value-type="float" office:value="5.0263917525773198" table:style-name="ce3">
            <text:p>5.026391753</text:p>
          </table:table-cell>
          <table:table-cell table:number-columns-repeated="16380"/>
        </table:table-row>
        <table:table-row table:style-name="ro1">
          <table:table-cell office:value-type="float" office:value="7.21" table:style-name="ce3">
            <text:p>7.21</text:p>
          </table:table-cell>
          <table:table-cell office:value-type="float" office:value="0.4579200000000001" table:style-name="ce3">
            <text:p>0.45792</text:p>
          </table:table-cell>
          <table:table-cell office:value-type="float" office:value="4.1520000000000001E-2" table:style-name="ce3">
            <text:p>0.04152</text:p>
          </table:table-cell>
          <table:table-cell office:value-type="float" office:value="8.1290721649484539" table:style-name="ce3">
            <text:p>8.129072165</text:p>
          </table:table-cell>
          <table:table-cell table:number-columns-repeated="16380"/>
        </table:table-row>
        <table:table-row table:style-name="ro1">
          <table:table-cell office:value-type="float" office:value="7.2765999999999993" table:style-name="ce3">
            <text:p>7.2766</text:p>
          </table:table-cell>
          <table:table-cell office:value-type="float" office:value="0.47855999999999999" table:style-name="ce3">
            <text:p>0.47856</text:p>
          </table:table-cell>
          <table:table-cell office:value-type="float" office:value="4.956E-2" table:style-name="ce3">
            <text:p>0.04956</text:p>
          </table:table-cell>
          <table:table-cell office:value-type="float" office:value="10.882886597938146" table:style-name="ce3">
            <text:p>10.8828866</text:p>
          </table:table-cell>
          <table:table-cell table:number-columns-repeated="16380"/>
        </table:table-row>
        <table:table-row table:style-name="ro1">
          <table:table-cell office:value-type="float" office:value="7.3433199999999994" table:style-name="ce3">
            <text:p>7.34332</text:p>
          </table:table-cell>
          <table:table-cell office:value-type="float" office:value="0.50320000000000009" table:style-name="ce3">
            <text:p>0.5032</text:p>
          </table:table-cell>
          <table:table-cell office:value-type="float" office:value="5.3559999999999997E-2" table:style-name="ce3">
            <text:p>0.05356</text:p>
          </table:table-cell>
          <table:table-cell office:value-type="float" office:value="14.401237113402063" table:style-name="ce3">
            <text:p>14.40123711</text:p>
          </table:table-cell>
          <table:table-cell table:number-columns-repeated="16380"/>
        </table:table-row>
        <table:table-row table:style-name="ro1">
          <table:table-cell office:value-type="float" office:value="7.4099200000000005" table:style-name="ce3">
            <text:p>7.40992</text:p>
          </table:table-cell>
          <table:table-cell office:value-type="float" office:value="0.52500000000000002" table:style-name="ce3">
            <text:p>0.525</text:p>
          </table:table-cell>
          <table:table-cell office:value-type="float" office:value="5.0119999999999998E-2" table:style-name="ce3">
            <text:p>0.05012</text:p>
          </table:table-cell>
          <table:table-cell office:value-type="float" office:value="16.242061855670105" table:style-name="ce3">
            <text:p>16.24206186</text:p>
          </table:table-cell>
          <table:table-cell table:number-columns-repeated="16380"/>
        </table:table-row>
        <table:table-row table:style-name="ro1">
          <table:table-cell office:value-type="float" office:value="7.4766400000000006" table:style-name="ce3">
            <text:p>7.47664</text:p>
          </table:table-cell>
          <table:table-cell office:value-type="float" office:value="0.54680000000000006" table:style-name="ce3">
            <text:p>0.5468</text:p>
          </table:table-cell>
          <table:table-cell office:value-type="float" office:value="4.2080000000000006E-2" table:style-name="ce3">
            <text:p>0.04208</text:p>
          </table:table-cell>
          <table:table-cell office:value-type="float" office:value="16.954639175257732" table:style-name="ce3">
            <text:p>16.95463918</text:p>
          </table:table-cell>
          <table:table-cell table:number-columns-repeated="16380"/>
        </table:table-row>
        <table:table-row table:style-name="ro1">
          <table:table-cell office:value-type="float" office:value="7.5432399999999999" table:style-name="ce3">
            <text:p>7.54324</text:p>
          </table:table-cell>
          <table:table-cell office:value-type="float" office:value="0.56572" table:style-name="ce3">
            <text:p>0.56572</text:p>
          </table:table-cell>
          <table:table-cell office:value-type="float" office:value="3.0600000000000002E-2" table:style-name="ce3">
            <text:p>0.0306</text:p>
          </table:table-cell>
          <table:table-cell office:value-type="float" office:value="16.761649484536083" table:style-name="ce3">
            <text:p>16.76164948</text:p>
          </table:table-cell>
          <table:table-cell table:number-columns-repeated="16380"/>
        </table:table-row>
        <table:table-row table:style-name="ro1">
          <table:table-cell office:value-type="float" office:value="7.6099600000000001" table:style-name="ce3">
            <text:p>7.60996</text:p>
          </table:table-cell>
          <table:table-cell office:value-type="float" office:value="0.57888000000000006" table:style-name="ce3">
            <text:p>0.57888</text:p>
          </table:table-cell>
          <table:table-cell office:value-type="float" office:value="1.6840000000000001E-2" table:style-name="ce3">
            <text:p>0.01684</text:p>
          </table:table-cell>
          <table:table-cell office:value-type="float" office:value="14.75752577319588" table:style-name="ce3">
            <text:p>14.75752577</text:p>
          </table:table-cell>
          <table:table-cell table:number-columns-repeated="16380"/>
        </table:table-row>
        <table:table-row table:style-name="ro1">
          <table:table-cell office:value-type="float" office:value="7.6765600000000003" table:style-name="ce3">
            <text:p>7.67656</text:p>
          </table:table-cell>
          <table:table-cell office:value-type="float" office:value="0.58808000000000005" table:style-name="ce3">
            <text:p>0.58808</text:p>
          </table:table-cell>
          <table:table-cell office:value-type="float" office:value="2.5229200000000001E-3" table:style-name="ce3">
            <text:p>0.00252292</text:p>
          </table:table-cell>
          <table:table-cell office:value-type="float" office:value="11.81814432989691" table:style-name="ce3">
            <text:p>11.81814433</text:p>
          </table:table-cell>
          <table:table-cell table:number-columns-repeated="16380"/>
        </table:table-row>
        <table:table-row table:style-name="ro1">
          <table:table-cell office:value-type="float" office:value="7.7432800000000004" table:style-name="ce3">
            <text:p>7.74328</text:p>
          </table:table-cell>
          <table:table-cell office:value-type="float" office:value="0.59379999999999999" table:style-name="ce3">
            <text:p>0.5938</text:p>
          </table:table-cell>
          <table:table-cell office:value-type="float" office:value="-1.18E-2" table:style-name="ce3">
            <text:p>-0.0118</text:p>
          </table:table-cell>
          <table:table-cell office:value-type="float" office:value="8.2404123711340205" table:style-name="ce3">
            <text:p>8.240412371</text:p>
          </table:table-cell>
          <table:table-cell table:number-columns-repeated="16380"/>
        </table:table-row>
        <table:table-row table:style-name="ro1">
          <table:table-cell office:value-type="float" office:value="7.8100000000000005" table:style-name="ce3">
            <text:p>7.81</text:p>
          </table:table-cell>
          <table:table-cell office:value-type="float" office:value="0.59208000000000005" table:style-name="ce3">
            <text:p>0.59208</text:p>
          </table:table-cell>
          <table:table-cell office:value-type="float" office:value="-2.5559999999999999E-2" table:style-name="ce3">
            <text:p>-0.02556</text:p>
          </table:table-cell>
          <table:table-cell office:value-type="float" office:value="4.4177319587628867" table:style-name="ce3">
            <text:p>4.417731959</text:p>
          </table:table-cell>
          <table:table-cell table:number-columns-repeated="16380"/>
        </table:table-row>
        <table:table-row table:style-name="ro1">
          <table:table-cell office:value-type="float" office:value="7.8765999999999998" table:style-name="ce3">
            <text:p>7.8766</text:p>
          </table:table-cell>
          <table:table-cell office:value-type="float" office:value="0.58808000000000005" table:style-name="ce3">
            <text:p>0.58808</text:p>
          </table:table-cell>
          <table:table-cell office:value-type="float" office:value="-3.4160000000000003E-2" table:style-name="ce3">
            <text:p>-0.03416</text:p>
          </table:table-cell>
          <table:table-cell office:value-type="float" office:value="0.8919587628865977" table:style-name="ce3">
            <text:p>0.891958763</text:p>
          </table:table-cell>
          <table:table-cell table:number-columns-repeated="16380"/>
        </table:table-row>
        <table:table-row table:style-name="ro1">
          <table:table-cell office:value-type="float" office:value="7.9433199999999999" table:style-name="ce3">
            <text:p>7.94332</text:p>
          </table:table-cell>
          <table:table-cell office:value-type="float" office:value="0.57888000000000006" table:style-name="ce3">
            <text:p>0.57888</text:p>
          </table:table-cell>
          <table:table-cell office:value-type="float" office:value="-4.104E-2" table:style-name="ce3">
            <text:p>-0.04104</text:p>
          </table:table-cell>
          <table:table-cell office:value-type="float" office:value="-2.9084536082474228" table:style-name="ce3">
            <text:p>-2.908453608</text:p>
          </table:table-cell>
          <table:table-cell table:number-columns-repeated="16380"/>
        </table:table-row>
        <table:table-row table:style-name="ro1">
          <table:table-cell office:value-type="float" office:value="8.0099199999999993" table:style-name="ce3">
            <text:p>8.00992</text:p>
          </table:table-cell>
          <table:table-cell office:value-type="float" office:value="0.56972" table:style-name="ce3">
            <text:p>0.56972</text:p>
          </table:table-cell>
          <table:table-cell office:value-type="float" office:value="-4.3920000000000001E-2" table:style-name="ce3">
            <text:p>-0.04392</text:p>
          </table:table-cell>
          <table:table-cell office:value-type="float" office:value="-5.1946391752577323" table:style-name="ce3">
            <text:p>-5.194639175</text:p>
          </table:table-cell>
          <table:table-cell table:number-columns-repeated="16380"/>
        </table:table-row>
        <table:table-row table:style-name="ro1">
          <table:table-cell office:value-type="float" office:value="8.0766399999999994" table:style-name="ce3">
            <text:p>8.07664</text:p>
          </table:table-cell>
          <table:table-cell office:value-type="float" office:value="0.55940000000000012" table:style-name="ce3">
            <text:p>0.5594</text:p>
          </table:table-cell>
          <table:table-cell office:value-type="float" office:value="-4.3920000000000001E-2" table:style-name="ce3">
            <text:p>-0.04392</text:p>
          </table:table-cell>
          <table:table-cell office:value-type="float" office:value="-6.5455670103092789" table:style-name="ce3">
            <text:p>-6.54556701</text:p>
          </table:table-cell>
          <table:table-cell table:number-columns-repeated="16380"/>
        </table:table-row>
        <table:table-row table:style-name="ro1">
          <table:table-cell office:value-type="float" office:value="8.1432399999999987" table:style-name="ce3">
            <text:p>8.14324</text:p>
          </table:table-cell>
          <table:table-cell office:value-type="float" office:value="0.55196000000000001" table:style-name="ce3">
            <text:p>0.55196</text:p>
          </table:table-cell>
          <table:table-cell office:value-type="float" office:value="-3.7600000000000001E-2" table:style-name="ce3">
            <text:p>-0.0376</text:p>
          </table:table-cell>
          <table:table-cell office:value-type="float" office:value="-6.5381443298969071" table:style-name="ce3">
            <text:p>-6.53814433</text:p>
          </table:table-cell>
          <table:table-cell table:number-columns-repeated="16380"/>
        </table:table-row>
        <table:table-row table:style-name="ro1">
          <table:table-cell office:value-type="float" office:value="8.2099599999999988" table:style-name="ce3">
            <text:p>8.20996</text:p>
          </table:table-cell>
          <table:table-cell office:value-type="float" office:value="0.54852000000000001" table:style-name="ce3">
            <text:p>0.54852</text:p>
          </table:table-cell>
          <table:table-cell office:value-type="float" office:value="-2.844E-2" table:style-name="ce3">
            <text:p>-0.02844</text:p>
          </table:table-cell>
          <table:table-cell office:value-type="float" office:value="-5.4618556701030929" table:style-name="ce3">
            <text:p>-5.46185567</text:p>
          </table:table-cell>
          <table:table-cell table:number-columns-repeated="16380"/>
        </table:table-row>
        <table:table-row table:style-name="ro1">
          <table:table-cell office:value-type="float" office:value="8.2765599999999999" table:style-name="ce3">
            <text:p>8.27656</text:p>
          </table:table-cell>
          <table:table-cell office:value-type="float" office:value="0.54964000000000013" table:style-name="ce3">
            <text:p>0.54964</text:p>
          </table:table-cell>
          <table:table-cell office:value-type="float" office:value="-1.4680000000000002E-2" table:style-name="ce3">
            <text:p>-0.01468</text:p>
          </table:table-cell>
          <table:table-cell office:value-type="float" office:value="-3.0272164948453613" table:style-name="ce3">
            <text:p>-3.027216495</text:p>
          </table:table-cell>
          <table:table-cell table:number-columns-repeated="16380"/>
        </table:table-row>
        <table:table-row table:style-name="ro1">
          <table:table-cell office:value-type="float" office:value="8.34328" table:style-name="ce3">
            <text:p>8.34328</text:p>
          </table:table-cell>
          <table:table-cell office:value-type="float" office:value="0.55712000000000006" table:style-name="ce3">
            <text:p>0.55712</text:p>
          </table:table-cell>
          <table:table-cell office:value-type="float" office:value="2.5229200000000001E-3" table:style-name="ce3">
            <text:p>0.00252292</text:p>
          </table:table-cell>
          <table:table-cell office:value-type="float" office:value="-9.5257731958763081E-2" table:style-name="ce3">
            <text:p>-0.095257732</text:p>
          </table:table-cell>
          <table:table-cell table:number-columns-repeated="16380"/>
        </table:table-row>
        <table:table-row table:style-name="ro1">
          <table:table-cell office:value-type="float" office:value="8.41" table:style-name="ce3">
            <text:p>8.41</text:p>
          </table:table-cell>
          <table:table-cell office:value-type="float" office:value="0.57144000000000006" table:style-name="ce3">
            <text:p>0.57144</text:p>
          </table:table-cell>
          <table:table-cell office:value-type="float" office:value="1.856E-2" table:style-name="ce3">
            <text:p>0.01856</text:p>
          </table:table-cell>
          <table:table-cell office:value-type="float" office:value="3.3191010309278353" table:style-name="ce3">
            <text:p>3.319101031</text:p>
          </table:table-cell>
          <table:table-cell table:number-columns-repeated="16380"/>
        </table:table-row>
        <table:table-row table:style-name="ro1">
          <table:table-cell office:value-type="float" office:value="8.4765999999999995" table:style-name="ce3">
            <text:p>8.4766</text:p>
          </table:table-cell>
          <table:table-cell office:value-type="float" office:value="0.58979999999999999" table:style-name="ce3">
            <text:p>0.5898</text:p>
          </table:table-cell>
          <table:table-cell office:value-type="float" office:value="3.4040000000000001E-2" table:style-name="ce3">
            <text:p>0.03404</text:p>
          </table:table-cell>
          <table:table-cell office:value-type="float" office:value="7.6243298969072164" table:style-name="ce3">
            <text:p>7.624329897</text:p>
          </table:table-cell>
          <table:table-cell table:number-columns-repeated="16380"/>
        </table:table-row>
        <table:table-row table:style-name="ro1">
          <table:table-cell office:value-type="float" office:value="8.5433199999999996" table:style-name="ce3">
            <text:p>8.54332</text:p>
          </table:table-cell>
          <table:table-cell office:value-type="float" office:value="0.61216000000000004" table:style-name="ce3">
            <text:p>0.61216</text:p>
          </table:table-cell>
          <table:table-cell office:value-type="float" office:value="4.6120000000000001E-2" table:style-name="ce3">
            <text:p>0.04612</text:p>
          </table:table-cell>
          <table:table-cell office:value-type="float" office:value="11.305979381443299" table:style-name="ce3">
            <text:p>11.30597938</text:p>
          </table:table-cell>
          <table:table-cell table:number-columns-repeated="16380"/>
        </table:table-row>
        <table:table-row table:style-name="ro1">
          <table:table-cell office:value-type="float" office:value="8.6099199999999989" table:style-name="ce3">
            <text:p>8.60992</text:p>
          </table:table-cell>
          <table:table-cell office:value-type="float" office:value="0.63568000000000002" table:style-name="ce3">
            <text:p>0.63568</text:p>
          </table:table-cell>
          <table:table-cell office:value-type="float" office:value="5.1280000000000006E-2" table:style-name="ce3">
            <text:p>0.05128</text:p>
          </table:table-cell>
          <table:table-cell office:value-type="float" office:value="14.616494845360826" table:style-name="ce3">
            <text:p>14.61649485</text:p>
          </table:table-cell>
          <table:table-cell table:number-columns-repeated="16380"/>
        </table:table-row>
        <table:table-row table:style-name="ro1">
          <table:table-cell office:value-type="float" office:value="8.676639999999999" table:style-name="ce3">
            <text:p>8.67664</text:p>
          </table:table-cell>
          <table:table-cell office:value-type="float" office:value="0.65976000000000001" table:style-name="ce3">
            <text:p>0.65976</text:p>
          </table:table-cell>
          <table:table-cell office:value-type="float" office:value="5.2400000000000002E-2" table:style-name="ce3">
            <text:p>0.0524</text:p>
          </table:table-cell>
          <table:table-cell office:value-type="float" office:value="17.021443298969075" table:style-name="ce3">
            <text:p>17.0214433</text:p>
          </table:table-cell>
          <table:table-cell table:number-columns-repeated="16380"/>
        </table:table-row>
        <table:table-row table:style-name="ro1">
          <table:table-cell office:value-type="float" office:value="8.7432399999999983" table:style-name="ce3">
            <text:p>8.74324</text:p>
          </table:table-cell>
          <table:table-cell office:value-type="float" office:value="0.68212000000000006" table:style-name="ce3">
            <text:p>0.68212</text:p>
          </table:table-cell>
          <table:table-cell office:value-type="float" office:value="4.6679999999999999E-2" table:style-name="ce3">
            <text:p>0.04668</text:p>
          </table:table-cell>
          <table:table-cell office:value-type="float" office:value="18.283298969072167" table:style-name="ce3">
            <text:p>18.28329897</text:p>
          </table:table-cell>
          <table:table-cell table:number-columns-repeated="16380"/>
        </table:table-row>
        <table:table-row table:style-name="ro1">
          <table:table-cell office:value-type="float" office:value="8.8099599999999985" table:style-name="ce3">
            <text:p>8.80996</text:p>
          </table:table-cell>
          <table:table-cell office:value-type="float" office:value="0.70276000000000005" table:style-name="ce3">
            <text:p>0.70276</text:p>
          </table:table-cell>
          <table:table-cell office:value-type="float" office:value="3.4639999999999997E-2" table:style-name="ce3">
            <text:p>0.03464</text:p>
          </table:table-cell>
          <table:table-cell office:value-type="float" office:value="18.35010309278351" table:style-name="ce3">
            <text:p>18.35010309</text:p>
          </table:table-cell>
          <table:table-cell table:number-columns-repeated="16380"/>
        </table:table-row>
        <table:table-row table:style-name="ro1">
          <table:table-cell office:value-type="float" office:value="8.8765599999999996" table:style-name="ce3">
            <text:p>8.87656</text:p>
          </table:table-cell>
          <table:table-cell office:value-type="float" office:value="0.71880000000000011" table:style-name="ce3">
            <text:p>0.7188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16.650309278350516" table:style-name="ce3">
            <text:p>16.65030928</text:p>
          </table:table-cell>
          <table:table-cell table:number-columns-repeated="16380"/>
        </table:table-row>
        <table:table-row table:number-rows-repeated="1048468" table:style-name="ro1">
          <table:table-cell table:number-columns-repeated="16384"/>
        </table:table-row>
      </table:table>
      <table:table table:name="'file:///G:/Repositories/FullReleasePackage2/examples/main/12_FloatingWaves/CaseFloatingWavesVal2_out/floatinginfo/FloatingMotion_mk60.csv'#FloatingMotion_mk60" table:style-name="ta2">
        <table:table-source xlink:href="file:///G:/Repositories/FullReleasePackage2/examples/main/12_FloatingWaves/CaseFloatingWavesVal2_out/floatinginfo/FloatingMotion_mk60.csv" table:table-name="FloatingMotion_mk60" table:mode="copy-results-only"/>
        <table:table-column/>
        <table:table-row>
          <table:table-cell table:number-columns-repeated="13"/>
          <table:table-cell office:value-type="string" office:string-value="pitch [deg]"/>
          <table:table-cell table:number-columns-repeated="16370"/>
        </table:table-row>
        <table:table-row>
          <table:table-cell/>
          <table:table-cell office:value-type="float" office:value="0"/>
          <table:table-cell table:number-columns-repeated="11"/>
          <table:table-cell office:value-type="float" office:value="0"/>
          <table:table-cell table:number-columns-repeated="16370"/>
        </table:table-row>
        <table:table-row>
          <table:table-cell/>
          <table:table-cell office:value-type="float" office:value="5.0001113204639999E-2"/>
          <table:table-cell table:number-columns-repeated="11"/>
          <table:table-cell office:value-type="float" office:value="2.4220899000000001E-2"/>
          <table:table-cell table:number-columns-repeated="16370"/>
        </table:table-row>
        <table:table-row>
          <table:table-cell/>
          <table:table-cell office:value-type="float" office:value="0.10000274576319999"/>
          <table:table-cell table:number-columns-repeated="11"/>
          <table:table-cell office:value-type="float" office:value="1.3547419E-2"/>
          <table:table-cell table:number-columns-repeated="16370"/>
        </table:table-row>
        <table:table-row>
          <table:table-cell/>
          <table:table-cell office:value-type="float" office:value="0.1500166973731"/>
          <table:table-cell table:number-columns-repeated="11"/>
          <table:table-cell office:value-type="float" office:value="4.1034985000000003E-2"/>
          <table:table-cell table:number-columns-repeated="16370"/>
        </table:table-row>
        <table:table-row>
          <table:table-cell/>
          <table:table-cell office:value-type="float" office:value="0.2000102111706"/>
          <table:table-cell table:number-columns-repeated="11"/>
          <table:table-cell office:value-type="float" office:value="5.8328519000000002E-2"/>
          <table:table-cell table:number-columns-repeated="16370"/>
        </table:table-row>
        <table:table-row>
          <table:table-cell/>
          <table:table-cell office:value-type="float" office:value="0.25000861000250002"/>
          <table:table-cell table:number-columns-repeated="11"/>
          <table:table-cell office:value-type="float" office:value="8.6996911999999996E-2"/>
          <table:table-cell table:number-columns-repeated="16370"/>
        </table:table-row>
        <table:table-row>
          <table:table-cell/>
          <table:table-cell office:value-type="float" office:value="0.30002497732099997"/>
          <table:table-cell table:number-columns-repeated="11"/>
          <table:table-cell office:value-type="float" office:value="0.12891989000000001"/>
          <table:table-cell table:number-columns-repeated="16370"/>
        </table:table-row>
        <table:table-row>
          <table:table-cell/>
          <table:table-cell office:value-type="float" office:value="0.3500047427536"/>
          <table:table-cell table:number-columns-repeated="11"/>
          <table:table-cell office:value-type="float" office:value="0.16835261000000001"/>
          <table:table-cell table:number-columns-repeated="16370"/>
        </table:table-row>
        <table:table-row>
          <table:table-cell/>
          <table:table-cell office:value-type="float" office:value="0.40003324398430001"/>
          <table:table-cell table:number-columns-repeated="11"/>
          <table:table-cell office:value-type="float" office:value="0.21245354999999999"/>
          <table:table-cell table:number-columns-repeated="16370"/>
        </table:table-row>
        <table:table-row>
          <table:table-cell/>
          <table:table-cell office:value-type="float" office:value="0.45003189430189999"/>
          <table:table-cell table:number-columns-repeated="11"/>
          <table:table-cell office:value-type="float" office:value="0.26479944999999999"/>
          <table:table-cell table:number-columns-repeated="16370"/>
        </table:table-row>
        <table:table-row>
          <table:table-cell/>
          <table:table-cell office:value-type="float" office:value="0.50003126147400001"/>
          <table:table-cell table:number-columns-repeated="11"/>
          <table:table-cell office:value-type="float" office:value="0.33278836000000001"/>
          <table:table-cell table:number-columns-repeated="16370"/>
        </table:table-row>
        <table:table-row>
          <table:table-cell/>
          <table:table-cell office:value-type="float" office:value="0.5500359092289"/>
          <table:table-cell table:number-columns-repeated="11"/>
          <table:table-cell office:value-type="float" office:value="0.36706611"/>
          <table:table-cell table:number-columns-repeated="16370"/>
        </table:table-row>
        <table:table-row>
          <table:table-cell/>
          <table:table-cell office:value-type="float" office:value="0.60003586151220001"/>
          <table:table-cell table:number-columns-repeated="11"/>
          <table:table-cell office:value-type="float" office:value="0.42735977000000003"/>
          <table:table-cell table:number-columns-repeated="16370"/>
        </table:table-row>
        <table:table-row>
          <table:table-cell/>
          <table:table-cell office:value-type="float" office:value="0.65004029780789996"/>
          <table:table-cell table:number-columns-repeated="11"/>
          <table:table-cell office:value-type="float" office:value="0.48304069999999999"/>
          <table:table-cell table:number-columns-repeated="16370"/>
        </table:table-row>
        <table:table-row>
          <table:table-cell/>
          <table:table-cell office:value-type="float" office:value="0.7000423819296"/>
          <table:table-cell table:number-columns-repeated="11"/>
          <table:table-cell office:value-type="float" office:value="0.53593078999999999"/>
          <table:table-cell table:number-columns-repeated="16370"/>
        </table:table-row>
        <table:table-row>
          <table:table-cell/>
          <table:table-cell office:value-type="float" office:value="0.75003387062780003"/>
          <table:table-cell table:number-columns-repeated="11"/>
          <table:table-cell office:value-type="float" office:value="0.60336495000000001"/>
          <table:table-cell table:number-columns-repeated="16370"/>
        </table:table-row>
        <table:table-row>
          <table:table-cell/>
          <table:table-cell office:value-type="float" office:value="0.80003356202090004"/>
          <table:table-cell table:number-columns-repeated="11"/>
          <table:table-cell office:value-type="float" office:value="0.64772324000000003"/>
          <table:table-cell table:number-columns-repeated="16370"/>
        </table:table-row>
        <table:table-row>
          <table:table-cell/>
          <table:table-cell office:value-type="float" office:value="0.85003472075940001"/>
          <table:table-cell table:number-columns-repeated="11"/>
          <table:table-cell office:value-type="float" office:value="0.69469190999999997"/>
          <table:table-cell table:number-columns-repeated="16370"/>
        </table:table-row>
        <table:table-row>
          <table:table-cell/>
          <table:table-cell office:value-type="float" office:value="0.90000074446410006"/>
          <table:table-cell table:number-columns-repeated="11"/>
          <table:table-cell office:value-type="float" office:value="0.72707593000000004"/>
          <table:table-cell table:number-columns-repeated="16370"/>
        </table:table-row>
        <table:table-row>
          <table:table-cell/>
          <table:table-cell office:value-type="float" office:value="0.95002185685980001"/>
          <table:table-cell table:number-columns-repeated="11"/>
          <table:table-cell office:value-type="float" office:value="0.74482926000000005"/>
          <table:table-cell table:number-columns-repeated="16370"/>
        </table:table-row>
        <table:table-row>
          <table:table-cell/>
          <table:table-cell office:value-type="float" office:value="1.0000381591380001"/>
          <table:table-cell table:number-columns-repeated="11"/>
          <table:table-cell office:value-type="float" office:value="0.72912407999999995"/>
          <table:table-cell table:number-columns-repeated="16370"/>
        </table:table-row>
        <table:table-row>
          <table:table-cell/>
          <table:table-cell office:value-type="float" office:value="1.0500232512559999"/>
          <table:table-cell table:number-columns-repeated="11"/>
          <table:table-cell office:value-type="float" office:value="0.69141443000000002"/>
          <table:table-cell table:number-columns-repeated="16370"/>
        </table:table-row>
        <table:table-row>
          <table:table-cell/>
          <table:table-cell office:value-type="float" office:value="1.100033698601"/>
          <table:table-cell table:number-columns-repeated="11"/>
          <table:table-cell office:value-type="float" office:value="0.62943702999999995"/>
          <table:table-cell table:number-columns-repeated="16370"/>
        </table:table-row>
        <table:table-row>
          <table:table-cell/>
          <table:table-cell office:value-type="float" office:value="1.1500422302460001"/>
          <table:table-cell table:number-columns-repeated="11"/>
          <table:table-cell office:value-type="float" office:value="0.52213710000000002"/>
          <table:table-cell table:number-columns-repeated="16370"/>
        </table:table-row>
        <table:table-row>
          <table:table-cell/>
          <table:table-cell office:value-type="float" office:value="1.2000121423000001"/>
          <table:table-cell table:number-columns-repeated="11"/>
          <table:table-cell office:value-type="float" office:value="0.37322253"/>
          <table:table-cell table:number-columns-repeated="16370"/>
        </table:table-row>
        <table:table-row>
          <table:table-cell/>
          <table:table-cell office:value-type="float" office:value="1.250027208746"/>
          <table:table-cell table:number-columns-repeated="11"/>
          <table:table-cell office:value-type="float" office:value="0.19541998999999999"/>
          <table:table-cell table:number-columns-repeated="16370"/>
        </table:table-row>
        <table:table-row>
          <table:table-cell/>
          <table:table-cell office:value-type="float" office:value="1.300032616677"/>
          <table:table-cell table:number-columns-repeated="11"/>
          <table:table-cell office:value-type="float" office:value="-2.3339545E-2"/>
          <table:table-cell table:number-columns-repeated="16370"/>
        </table:table-row>
        <table:table-row>
          <table:table-cell/>
          <table:table-cell office:value-type="float" office:value="1.3500030581539999"/>
          <table:table-cell table:number-columns-repeated="11"/>
          <table:table-cell office:value-type="float" office:value="-0.27240481"/>
          <table:table-cell table:number-columns-repeated="16370"/>
        </table:table-row>
        <table:table-row>
          <table:table-cell/>
          <table:table-cell office:value-type="float" office:value="1.400023475072"/>
          <table:table-cell table:number-columns-repeated="11"/>
          <table:table-cell office:value-type="float" office:value="-0.56154771999999997"/>
          <table:table-cell table:number-columns-repeated="16370"/>
        </table:table-row>
        <table:table-row>
          <table:table-cell/>
          <table:table-cell office:value-type="float" office:value="1.450006111555"/>
          <table:table-cell table:number-columns-repeated="11"/>
          <table:table-cell office:value-type="float" office:value="-0.85351913999999995"/>
          <table:table-cell table:number-columns-repeated="16370"/>
        </table:table-row>
        <table:table-row>
          <table:table-cell/>
          <table:table-cell office:value-type="float" office:value="1.5000059554130001"/>
          <table:table-cell table:number-columns-repeated="11"/>
          <table:table-cell office:value-type="float" office:value="-1.1516489000000001"/>
          <table:table-cell table:number-columns-repeated="16370"/>
        </table:table-row>
        <table:table-row>
          <table:table-cell/>
          <table:table-cell office:value-type="float" office:value="1.550034503275"/>
          <table:table-cell table:number-columns-repeated="11"/>
          <table:table-cell office:value-type="float" office:value="-1.4277580999999999"/>
          <table:table-cell table:number-columns-repeated="16370"/>
        </table:table-row>
        <table:table-row>
          <table:table-cell/>
          <table:table-cell office:value-type="float" office:value="1.6000152541470001"/>
          <table:table-cell table:number-columns-repeated="11"/>
          <table:table-cell office:value-type="float" office:value="-1.6752948999999999"/>
          <table:table-cell table:number-columns-repeated="16370"/>
        </table:table-row>
        <table:table-row>
          <table:table-cell/>
          <table:table-cell office:value-type="float" office:value="1.650030294402"/>
          <table:table-cell table:number-columns-repeated="11"/>
          <table:table-cell office:value-type="float" office:value="-1.8687514999999999"/>
          <table:table-cell table:number-columns-repeated="16370"/>
        </table:table-row>
        <table:table-row>
          <table:table-cell/>
          <table:table-cell office:value-type="float" office:value="1.7000402517490001"/>
          <table:table-cell table:number-columns-repeated="11"/>
          <table:table-cell office:value-type="float" office:value="-1.9750650000000001"/>
          <table:table-cell table:number-columns-repeated="16370"/>
        </table:table-row>
        <table:table-row>
          <table:table-cell/>
          <table:table-cell office:value-type="float" office:value="1.75000940921"/>
          <table:table-cell table:number-columns-repeated="11"/>
          <table:table-cell office:value-type="float" office:value="-1.9687861"/>
          <table:table-cell table:number-columns-repeated="16370"/>
        </table:table-row>
        <table:table-row>
          <table:table-cell/>
          <table:table-cell office:value-type="float" office:value="1.800007050024"/>
          <table:table-cell table:number-columns-repeated="11"/>
          <table:table-cell office:value-type="float" office:value="-1.8086154999999999"/>
          <table:table-cell table:number-columns-repeated="16370"/>
        </table:table-row>
        <table:table-row>
          <table:table-cell/>
          <table:table-cell office:value-type="float" office:value="1.850021481343"/>
          <table:table-cell table:number-columns-repeated="11"/>
          <table:table-cell office:value-type="float" office:value="-1.4843373"/>
          <table:table-cell table:number-columns-repeated="16370"/>
        </table:table-row>
        <table:table-row>
          <table:table-cell/>
          <table:table-cell office:value-type="float" office:value="1.900036146325"/>
          <table:table-cell table:number-columns-repeated="11"/>
          <table:table-cell office:value-type="float" office:value="-0.97538773000000001"/>
          <table:table-cell table:number-columns-repeated="16370"/>
        </table:table-row>
        <table:table-row>
          <table:table-cell/>
          <table:table-cell office:value-type="float" office:value="1.950020624288"/>
          <table:table-cell table:number-columns-repeated="11"/>
          <table:table-cell office:value-type="float" office:value="-0.26913269000000001"/>
          <table:table-cell table:number-columns-repeated="16370"/>
        </table:table-row>
        <table:table-row>
          <table:table-cell/>
          <table:table-cell office:value-type="float" office:value="2.000004968786"/>
          <table:table-cell table:number-columns-repeated="11"/>
          <table:table-cell office:value-type="float" office:value="0.61611828999999996"/>
          <table:table-cell table:number-columns-repeated="16370"/>
        </table:table-row>
        <table:table-row>
          <table:table-cell/>
          <table:table-cell office:value-type="float" office:value="2.0500217782060002"/>
          <table:table-cell table:number-columns-repeated="11"/>
          <table:table-cell office:value-type="float" office:value="1.6251047999999999"/>
          <table:table-cell table:number-columns-repeated="16370"/>
        </table:table-row>
        <table:table-row>
          <table:table-cell/>
          <table:table-cell office:value-type="float" office:value="2.1000384202719999"/>
          <table:table-cell table:number-columns-repeated="11"/>
          <table:table-cell office:value-type="float" office:value="2.7362557999999999"/>
          <table:table-cell table:number-columns-repeated="16370"/>
        </table:table-row>
        <table:table-row>
          <table:table-cell/>
          <table:table-cell office:value-type="float" office:value="2.1500167412960001"/>
          <table:table-cell table:number-columns-repeated="11"/>
          <table:table-cell office:value-type="float" office:value="3.8705750000000001"/>
          <table:table-cell table:number-columns-repeated="16370"/>
        </table:table-row>
        <table:table-row>
          <table:table-cell/>
          <table:table-cell office:value-type="float" office:value="2.200007393421"/>
          <table:table-cell table:number-columns-repeated="11"/>
          <table:table-cell office:value-type="float" office:value="4.9321159000000003"/>
          <table:table-cell table:number-columns-repeated="16370"/>
        </table:table-row>
        <table:table-row>
          <table:table-cell/>
          <table:table-cell office:value-type="float" office:value="2.2500084171229999"/>
          <table:table-cell table:number-columns-repeated="11"/>
          <table:table-cell office:value-type="float" office:value="5.8596845000000002"/>
          <table:table-cell table:number-columns-repeated="16370"/>
        </table:table-row>
        <table:table-row>
          <table:table-cell/>
          <table:table-cell office:value-type="float" office:value="2.3000112132930002"/>
          <table:table-cell table:number-columns-repeated="11"/>
          <table:table-cell office:value-type="float" office:value="6.5620057999999997"/>
          <table:table-cell table:number-columns-repeated="16370"/>
        </table:table-row>
        <table:table-row>
          <table:table-cell/>
          <table:table-cell office:value-type="float" office:value="2.35000390644"/>
          <table:table-cell table:number-columns-repeated="11"/>
          <table:table-cell office:value-type="float" office:value="6.9614516999999996"/>
          <table:table-cell table:number-columns-repeated="16370"/>
        </table:table-row>
        <table:table-row>
          <table:table-cell/>
          <table:table-cell office:value-type="float" office:value="2.4000389744540001"/>
          <table:table-cell table:number-columns-repeated="11"/>
          <table:table-cell office:value-type="float" office:value="7.0389476999999996"/>
          <table:table-cell table:number-columns-repeated="16370"/>
        </table:table-row>
        <table:table-row>
          <table:table-cell/>
          <table:table-cell office:value-type="float" office:value="2.4500223742610001"/>
          <table:table-cell table:number-columns-repeated="11"/>
          <table:table-cell office:value-type="float" office:value="6.7644634000000003"/>
          <table:table-cell table:number-columns-repeated="16370"/>
        </table:table-row>
        <table:table-row>
          <table:table-cell/>
          <table:table-cell office:value-type="float" office:value="2.500011081302"/>
          <table:table-cell table:number-columns-repeated="11"/>
          <table:table-cell office:value-type="float" office:value="6.0978247000000003"/>
          <table:table-cell table:number-columns-repeated="16370"/>
        </table:table-row>
        <table:table-row>
          <table:table-cell/>
          <table:table-cell office:value-type="float" office:value="2.5500412425059999"/>
          <table:table-cell table:number-columns-repeated="11"/>
          <table:table-cell office:value-type="float" office:value="4.9713608000000002"/>
          <table:table-cell table:number-columns-repeated="16370"/>
        </table:table-row>
        <table:table-row>
          <table:table-cell/>
          <table:table-cell office:value-type="float" office:value="2.6000017915960001"/>
          <table:table-cell table:number-columns-repeated="11"/>
          <table:table-cell office:value-type="float" office:value="3.4008609999999999"/>
          <table:table-cell table:number-columns-repeated="16370"/>
        </table:table-row>
        <table:table-row>
          <table:table-cell/>
          <table:table-cell office:value-type="float" office:value="2.6500154880469999"/>
          <table:table-cell table:number-columns-repeated="11"/>
          <table:table-cell office:value-type="float" office:value="1.5694891"/>
          <table:table-cell table:number-columns-repeated="16370"/>
        </table:table-row>
        <table:table-row>
          <table:table-cell/>
          <table:table-cell office:value-type="float" office:value="2.7000178763170002"/>
          <table:table-cell table:number-columns-repeated="11"/>
          <table:table-cell office:value-type="float" office:value="-0.25413574"/>
          <table:table-cell table:number-columns-repeated="16370"/>
        </table:table-row>
        <table:table-row>
          <table:table-cell/>
          <table:table-cell office:value-type="float" office:value="2.7500158503510002"/>
          <table:table-cell table:number-columns-repeated="11"/>
          <table:table-cell office:value-type="float" office:value="-1.8304370999999999"/>
          <table:table-cell table:number-columns-repeated="16370"/>
        </table:table-row>
        <table:table-row>
          <table:table-cell/>
          <table:table-cell office:value-type="float" office:value="2.8000275232609999"/>
          <table:table-cell table:number-columns-repeated="11"/>
          <table:table-cell office:value-type="float" office:value="-3.0326773"/>
          <table:table-cell table:number-columns-repeated="16370"/>
        </table:table-row>
        <table:table-row>
          <table:table-cell/>
          <table:table-cell office:value-type="float" office:value="2.8500196376570002"/>
          <table:table-cell table:number-columns-repeated="11"/>
          <table:table-cell office:value-type="float" office:value="-3.7603366999999999"/>
          <table:table-cell table:number-columns-repeated="16370"/>
        </table:table-row>
        <table:table-row>
          <table:table-cell/>
          <table:table-cell office:value-type="float" office:value="2.900038893024"/>
          <table:table-cell table:number-columns-repeated="11"/>
          <table:table-cell office:value-type="float" office:value="-4.0424239999999996"/>
          <table:table-cell table:number-columns-repeated="16370"/>
        </table:table-row>
        <table:table-row>
          <table:table-cell/>
          <table:table-cell office:value-type="float" office:value="2.9500190148610002"/>
          <table:table-cell table:number-columns-repeated="11"/>
          <table:table-cell office:value-type="float" office:value="-3.8972614000000001"/>
          <table:table-cell table:number-columns-repeated="16370"/>
        </table:table-row>
        <table:table-row>
          <table:table-cell/>
          <table:table-cell office:value-type="float" office:value="3.0000104107930001"/>
          <table:table-cell table:number-columns-repeated="11"/>
          <table:table-cell office:value-type="float" office:value="-3.3038420999999998"/>
          <table:table-cell table:number-columns-repeated="16370"/>
        </table:table-row>
        <table:table-row>
          <table:table-cell/>
          <table:table-cell office:value-type="float" office:value="3.0500395829169999"/>
          <table:table-cell table:number-columns-repeated="11"/>
          <table:table-cell office:value-type="float" office:value="-2.2529368000000001"/>
          <table:table-cell table:number-columns-repeated="16370"/>
        </table:table-row>
        <table:table-row>
          <table:table-cell/>
          <table:table-cell office:value-type="float" office:value="3.1000031807499999"/>
          <table:table-cell table:number-columns-repeated="11"/>
          <table:table-cell office:value-type="float" office:value="-0.74763394000000005"/>
          <table:table-cell table:number-columns-repeated="16370"/>
        </table:table-row>
        <table:table-row>
          <table:table-cell/>
          <table:table-cell office:value-type="float" office:value="3.1500273261410001"/>
          <table:table-cell table:number-columns-repeated="11"/>
          <table:table-cell office:value-type="float" office:value="1.1758318000000001"/>
          <table:table-cell table:number-columns-repeated="16370"/>
        </table:table-row>
        <table:table-row>
          <table:table-cell/>
          <table:table-cell office:value-type="float" office:value="3.2000290486449998"/>
          <table:table-cell table:number-columns-repeated="11"/>
          <table:table-cell office:value-type="float" office:value="3.4086185000000002"/>
          <table:table-cell table:number-columns-repeated="16370"/>
        </table:table-row>
        <table:table-row>
          <table:table-cell/>
          <table:table-cell office:value-type="float" office:value="3.2500347208310001"/>
          <table:table-cell table:number-columns-repeated="11"/>
          <table:table-cell office:value-type="float" office:value="5.8211979999999999"/>
          <table:table-cell table:number-columns-repeated="16370"/>
        </table:table-row>
        <table:table-row>
          <table:table-cell/>
          <table:table-cell office:value-type="float" office:value="3.3000151758029999"/>
          <table:table-cell table:number-columns-repeated="11"/>
          <table:table-cell office:value-type="float" office:value="8.1882193999999995"/>
          <table:table-cell table:number-columns-repeated="16370"/>
        </table:table-row>
        <table:table-row>
          <table:table-cell/>
          <table:table-cell office:value-type="float" office:value="3.3500048391939998"/>
          <table:table-cell table:number-columns-repeated="11"/>
          <table:table-cell office:value-type="float" office:value="10.344421000000001"/>
          <table:table-cell table:number-columns-repeated="16370"/>
        </table:table-row>
        <table:table-row>
          <table:table-cell/>
          <table:table-cell office:value-type="float" office:value="3.400012423413"/>
          <table:table-cell table:number-columns-repeated="11"/>
          <table:table-cell office:value-type="float" office:value="12.174747999999999"/>
          <table:table-cell table:number-columns-repeated="16370"/>
        </table:table-row>
        <table:table-row>
          <table:table-cell/>
          <table:table-cell office:value-type="float" office:value="3.4500369388490002"/>
          <table:table-cell table:number-columns-repeated="11"/>
          <table:table-cell office:value-type="float" office:value="13.606916999999999"/>
          <table:table-cell table:number-columns-repeated="16370"/>
        </table:table-row>
        <table:table-row>
          <table:table-cell/>
          <table:table-cell office:value-type="float" office:value="3.5000283548220001"/>
          <table:table-cell table:number-columns-repeated="11"/>
          <table:table-cell office:value-type="float" office:value="14.565932"/>
          <table:table-cell table:number-columns-repeated="16370"/>
        </table:table-row>
        <table:table-row>
          <table:table-cell/>
          <table:table-cell office:value-type="float" office:value="3.5500284418049999"/>
          <table:table-cell table:number-columns-repeated="11"/>
          <table:table-cell office:value-type="float" office:value="14.960267"/>
          <table:table-cell table:number-columns-repeated="16370"/>
        </table:table-row>
        <table:table-row>
          <table:table-cell/>
          <table:table-cell office:value-type="float" office:value="3.6000065446499998"/>
          <table:table-cell table:number-columns-repeated="11"/>
          <table:table-cell office:value-type="float" office:value="14.725343000000001"/>
          <table:table-cell table:number-columns-repeated="16370"/>
        </table:table-row>
        <table:table-row>
          <table:table-cell/>
          <table:table-cell office:value-type="float" office:value="3.650008522916"/>
          <table:table-cell table:number-columns-repeated="11"/>
          <table:table-cell office:value-type="float" office:value="13.806493"/>
          <table:table-cell table:number-columns-repeated="16370"/>
        </table:table-row>
        <table:table-row>
          <table:table-cell/>
          <table:table-cell office:value-type="float" office:value="3.7000299896970001"/>
          <table:table-cell table:number-columns-repeated="11"/>
          <table:table-cell office:value-type="float" office:value="12.237899000000001"/>
          <table:table-cell table:number-columns-repeated="16370"/>
        </table:table-row>
        <table:table-row>
          <table:table-cell/>
          <table:table-cell office:value-type="float" office:value="3.750027350985"/>
          <table:table-cell table:number-columns-repeated="11"/>
          <table:table-cell office:value-type="float" office:value="10.139818999999999"/>
          <table:table-cell table:number-columns-repeated="16370"/>
        </table:table-row>
        <table:table-row>
          <table:table-cell/>
          <table:table-cell office:value-type="float" office:value="3.8000047344530001"/>
          <table:table-cell table:number-columns-repeated="11"/>
          <table:table-cell office:value-type="float" office:value="7.6492759000000001"/>
          <table:table-cell table:number-columns-repeated="16370"/>
        </table:table-row>
        <table:table-row>
          <table:table-cell/>
          <table:table-cell office:value-type="float" office:value="3.8500202037150002"/>
          <table:table-cell table:number-columns-repeated="11"/>
          <table:table-cell office:value-type="float" office:value="4.9575874000000004"/>
          <table:table-cell table:number-columns-repeated="16370"/>
        </table:table-row>
        <table:table-row>
          <table:table-cell/>
          <table:table-cell office:value-type="float" office:value="3.9000230745689999"/>
          <table:table-cell table:number-columns-repeated="11"/>
          <table:table-cell office:value-type="float" office:value="2.2378293999999999"/>
          <table:table-cell table:number-columns-repeated="16370"/>
        </table:table-row>
        <table:table-row>
          <table:table-cell/>
          <table:table-cell office:value-type="float" office:value="3.9500073270359999"/>
          <table:table-cell table:number-columns-repeated="11"/>
          <table:table-cell office:value-type="float" office:value="-0.33661571000000001"/>
          <table:table-cell table:number-columns-repeated="16370"/>
        </table:table-row>
        <table:table-row>
          <table:table-cell/>
          <table:table-cell office:value-type="float" office:value="4.0000009534869996"/>
          <table:table-cell table:number-columns-repeated="11"/>
          <table:table-cell office:value-type="float" office:value="-2.6229795999999999"/>
          <table:table-cell table:number-columns-repeated="16370"/>
        </table:table-row>
        <table:table-row>
          <table:table-cell/>
          <table:table-cell office:value-type="float" office:value="4.0500306341629999"/>
          <table:table-cell table:number-columns-repeated="11"/>
          <table:table-cell office:value-type="float" office:value="-4.5347188999999997"/>
          <table:table-cell table:number-columns-repeated="16370"/>
        </table:table-row>
        <table:table-row>
          <table:table-cell/>
          <table:table-cell office:value-type="float" office:value="4.1000274573490003"/>
          <table:table-cell table:number-columns-repeated="11"/>
          <table:table-cell office:value-type="float" office:value="-5.9844558000000001"/>
          <table:table-cell table:number-columns-repeated="16370"/>
        </table:table-row>
        <table:table-row>
          <table:table-cell/>
          <table:table-cell office:value-type="float" office:value="4.1500277327189998"/>
          <table:table-cell table:number-columns-repeated="11"/>
          <table:table-cell office:value-type="float" office:value="-6.9146007999999997"/>
          <table:table-cell table:number-columns-repeated="16370"/>
        </table:table-row>
        <table:table-row>
          <table:table-cell/>
          <table:table-cell office:value-type="float" office:value="4.2000367998349999"/>
          <table:table-cell table:number-columns-repeated="11"/>
          <table:table-cell office:value-type="float" office:value="-7.2752137000000001"/>
          <table:table-cell table:number-columns-repeated="16370"/>
        </table:table-row>
        <table:table-row>
          <table:table-cell/>
          <table:table-cell office:value-type="float" office:value="4.2500259798549997"/>
          <table:table-cell table:number-columns-repeated="11"/>
          <table:table-cell office:value-type="float" office:value="-7.0424329999999999"/>
          <table:table-cell table:number-columns-repeated="16370"/>
        </table:table-row>
        <table:table-row>
          <table:table-cell/>
          <table:table-cell office:value-type="float" office:value="4.3000150352339999"/>
          <table:table-cell table:number-columns-repeated="11"/>
          <table:table-cell office:value-type="float" office:value="-6.2029908999999996"/>
          <table:table-cell table:number-columns-repeated="16370"/>
        </table:table-row>
        <table:table-row>
          <table:table-cell/>
          <table:table-cell office:value-type="float" office:value="4.3500145279030002"/>
          <table:table-cell table:number-columns-repeated="11"/>
          <table:table-cell office:value-type="float" office:value="-4.7778416000000004"/>
          <table:table-cell table:number-columns-repeated="16370"/>
        </table:table-row>
        <table:table-row>
          <table:table-cell/>
          <table:table-cell office:value-type="float" office:value="4.4000344430120002"/>
          <table:table-cell table:number-columns-repeated="11"/>
          <table:table-cell office:value-type="float" office:value="-2.8244110999999998"/>
          <table:table-cell table:number-columns-repeated="16370"/>
        </table:table-row>
        <table:table-row>
          <table:table-cell/>
          <table:table-cell office:value-type="float" office:value="4.4500416569479997"/>
          <table:table-cell table:number-columns-repeated="11"/>
          <table:table-cell office:value-type="float" office:value="-0.42027577999999999"/>
          <table:table-cell table:number-columns-repeated="16370"/>
        </table:table-row>
        <table:table-row>
          <table:table-cell/>
          <table:table-cell office:value-type="float" office:value="4.5000011649529998"/>
          <table:table-cell table:number-columns-repeated="11"/>
          <table:table-cell office:value-type="float" office:value="2.3004848999999998"/>
          <table:table-cell table:number-columns-repeated="16370"/>
        </table:table-row>
        <table:table-row>
          <table:table-cell/>
          <table:table-cell office:value-type="float" office:value="4.5500083586780002"/>
          <table:table-cell table:number-columns-repeated="11"/>
          <table:table-cell office:value-type="float" office:value="5.1517476000000002"/>
          <table:table-cell table:number-columns-repeated="16370"/>
        </table:table-row>
        <table:table-row>
          <table:table-cell/>
          <table:table-cell office:value-type="float" office:value="4.6000041606390001"/>
          <table:table-cell table:number-columns-repeated="11"/>
          <table:table-cell office:value-type="float" office:value="7.9290789999999998"/>
          <table:table-cell table:number-columns-repeated="16370"/>
        </table:table-row>
        <table:table-row>
          <table:table-cell/>
          <table:table-cell office:value-type="float" office:value="4.6500141895480001"/>
          <table:table-cell table:number-columns-repeated="11"/>
          <table:table-cell office:value-type="float" office:value="10.464136"/>
          <table:table-cell table:number-columns-repeated="16370"/>
        </table:table-row>
        <table:table-row>
          <table:table-cell/>
          <table:table-cell office:value-type="float" office:value="4.7000228891860001"/>
          <table:table-cell table:number-columns-repeated="11"/>
          <table:table-cell office:value-type="float" office:value="12.609071"/>
          <table:table-cell table:number-columns-repeated="16370"/>
        </table:table-row>
        <table:table-row>
          <table:table-cell/>
          <table:table-cell office:value-type="float" office:value="4.750002186403"/>
          <table:table-cell table:number-columns-repeated="11"/>
          <table:table-cell office:value-type="float" office:value="14.278852000000001"/>
          <table:table-cell table:number-columns-repeated="16370"/>
        </table:table-row>
        <table:table-row>
          <table:table-cell/>
          <table:table-cell office:value-type="float" office:value="4.8000220151509998"/>
          <table:table-cell table:number-columns-repeated="11"/>
          <table:table-cell office:value-type="float" office:value="15.396769000000001"/>
          <table:table-cell table:number-columns-repeated="16370"/>
        </table:table-row>
        <table:table-row>
          <table:table-cell/>
          <table:table-cell office:value-type="float" office:value="4.8500151304879999"/>
          <table:table-cell table:number-columns-repeated="11"/>
          <table:table-cell office:value-type="float" office:value="15.884402"/>
          <table:table-cell table:number-columns-repeated="16370"/>
        </table:table-row>
        <table:table-row>
          <table:table-cell/>
          <table:table-cell office:value-type="float" office:value="4.9000311100190004"/>
          <table:table-cell table:number-columns-repeated="11"/>
          <table:table-cell office:value-type="float" office:value="15.644828"/>
          <table:table-cell table:number-columns-repeated="16370"/>
        </table:table-row>
        <table:table-row>
          <table:table-cell/>
          <table:table-cell office:value-type="float" office:value="4.9500340025560003"/>
          <table:table-cell table:number-columns-repeated="11"/>
          <table:table-cell office:value-type="float" office:value="14.631238"/>
          <table:table-cell table:number-columns-repeated="16370"/>
        </table:table-row>
        <table:table-row>
          <table:table-cell/>
          <table:table-cell office:value-type="float" office:value="5.0000084086859999"/>
          <table:table-cell table:number-columns-repeated="11"/>
          <table:table-cell office:value-type="float" office:value="12.882929000000001"/>
          <table:table-cell table:number-columns-repeated="16370"/>
        </table:table-row>
        <table:table-row>
          <table:table-cell/>
          <table:table-cell office:value-type="float" office:value="5.05002050466"/>
          <table:table-cell table:number-columns-repeated="11"/>
          <table:table-cell office:value-type="float" office:value="10.528922"/>
          <table:table-cell table:number-columns-repeated="16370"/>
        </table:table-row>
        <table:table-row>
          <table:table-cell/>
          <table:table-cell office:value-type="float" office:value="5.1000281596640002"/>
          <table:table-cell table:number-columns-repeated="11"/>
          <table:table-cell office:value-type="float" office:value="7.7634933000000004"/>
          <table:table-cell table:number-columns-repeated="16370"/>
        </table:table-row>
        <table:table-row>
          <table:table-cell/>
          <table:table-cell office:value-type="float" office:value="5.1500116742689999"/>
          <table:table-cell table:number-columns-repeated="11"/>
          <table:table-cell office:value-type="float" office:value="4.7950274000000004"/>
          <table:table-cell table:number-columns-repeated="16370"/>
        </table:table-row>
        <table:table-row>
          <table:table-cell/>
          <table:table-cell office:value-type="float" office:value="5.2000115960329998"/>
          <table:table-cell table:number-columns-repeated="11"/>
          <table:table-cell office:value-type="float" office:value="1.8373017"/>
          <table:table-cell table:number-columns-repeated="16370"/>
        </table:table-row>
        <table:table-row>
          <table:table-cell/>
          <table:table-cell office:value-type="float" office:value="5.250018569451"/>
          <table:table-cell table:number-columns-repeated="11"/>
          <table:table-cell office:value-type="float" office:value="-0.90096538000000004"/>
          <table:table-cell table:number-columns-repeated="16370"/>
        </table:table-row>
        <table:table-row>
          <table:table-cell/>
          <table:table-cell office:value-type="float" office:value="5.3000369709669997"/>
          <table:table-cell table:number-columns-repeated="11"/>
          <table:table-cell office:value-type="float" office:value="-3.2654036999999998"/>
          <table:table-cell table:number-columns-repeated="16370"/>
        </table:table-row>
        <table:table-row>
          <table:table-cell/>
          <table:table-cell office:value-type="float" office:value="5.3500093440849996"/>
          <table:table-cell table:number-columns-repeated="11"/>
          <table:table-cell office:value-type="float" office:value="-5.1788423999999997"/>
          <table:table-cell table:number-columns-repeated="16370"/>
        </table:table-row>
        <table:table-row>
          <table:table-cell/>
          <table:table-cell office:value-type="float" office:value="5.400013081759"/>
          <table:table-cell table:number-columns-repeated="11"/>
          <table:table-cell office:value-type="float" office:value="-6.5823122999999999"/>
          <table:table-cell table:number-columns-repeated="16370"/>
        </table:table-row>
        <table:table-row>
          <table:table-cell/>
          <table:table-cell office:value-type="float" office:value="5.450017578482"/>
          <table:table-cell table:number-columns-repeated="11"/>
          <table:table-cell office:value-type="float" office:value="-7.4178063999999999"/>
          <table:table-cell table:number-columns-repeated="16370"/>
        </table:table-row>
        <table:table-row>
          <table:table-cell/>
          <table:table-cell office:value-type="float" office:value="5.5000148827380002"/>
          <table:table-cell table:number-columns-repeated="11"/>
          <table:table-cell office:value-type="float" office:value="-7.6453014000000001"/>
          <table:table-cell table:number-columns-repeated="16370"/>
        </table:table-row>
        <table:table-row>
          <table:table-cell/>
          <table:table-cell office:value-type="float" office:value="5.5500024554619998"/>
          <table:table-cell table:number-columns-repeated="11"/>
          <table:table-cell office:value-type="float" office:value="-7.2511806999999999"/>
          <table:table-cell table:number-columns-repeated="16370"/>
        </table:table-row>
        <table:table-row>
          <table:table-cell/>
          <table:table-cell office:value-type="float" office:value="5.6000143158529996"/>
          <table:table-cell table:number-columns-repeated="11"/>
          <table:table-cell office:value-type="float" office:value="-6.2208794999999997"/>
          <table:table-cell table:number-columns-repeated="16370"/>
        </table:table-row>
        <table:table-row>
          <table:table-cell/>
          <table:table-cell office:value-type="float" office:value="5.6500050077369997"/>
          <table:table-cell table:number-columns-repeated="11"/>
          <table:table-cell office:value-type="float" office:value="-4.5846552999999997"/>
          <table:table-cell table:number-columns-repeated="16370"/>
        </table:table-row>
        <table:table-row>
          <table:table-cell/>
          <table:table-cell office:value-type="float" office:value="5.7000401469900002"/>
          <table:table-cell table:number-columns-repeated="11"/>
          <table:table-cell office:value-type="float" office:value="-2.4101612000000001"/>
          <table:table-cell table:number-columns-repeated="16370"/>
        </table:table-row>
        <table:table-row>
          <table:table-cell/>
          <table:table-cell office:value-type="float" office:value="5.7500228492509997"/>
          <table:table-cell table:number-columns-repeated="11"/>
          <table:table-cell office:value-type="float" office:value="0.22159282999999999"/>
          <table:table-cell table:number-columns-repeated="16370"/>
        </table:table-row>
        <table:table-row>
          <table:table-cell/>
          <table:table-cell office:value-type="float" office:value="5.800016635764"/>
          <table:table-cell table:number-columns-repeated="11"/>
          <table:table-cell office:value-type="float" office:value="3.1502729999999999"/>
          <table:table-cell table:number-columns-repeated="16370"/>
        </table:table-row>
        <table:table-row>
          <table:table-cell/>
          <table:table-cell office:value-type="float" office:value="5.850028824132"/>
          <table:table-cell table:number-columns-repeated="11"/>
          <table:table-cell office:value-type="float" office:value="6.2138391000000004"/>
          <table:table-cell table:number-columns-repeated="16370"/>
        </table:table-row>
        <table:table-row>
          <table:table-cell/>
          <table:table-cell office:value-type="float" office:value="5.9000103862750004"/>
          <table:table-cell table:number-columns-repeated="11"/>
          <table:table-cell office:value-type="float" office:value="9.1925606999999996"/>
          <table:table-cell table:number-columns-repeated="16370"/>
        </table:table-row>
        <table:table-row>
          <table:table-cell/>
          <table:table-cell office:value-type="float" office:value="5.9500319766520002"/>
          <table:table-cell table:number-columns-repeated="11"/>
          <table:table-cell office:value-type="float" office:value="11.886013"/>
          <table:table-cell table:number-columns-repeated="16370"/>
        </table:table-row>
        <table:table-row>
          <table:table-cell/>
          <table:table-cell office:value-type="float" office:value="6.0000304460639997"/>
          <table:table-cell table:number-columns-repeated="11"/>
          <table:table-cell office:value-type="float" office:value="14.103287"/>
          <table:table-cell table:number-columns-repeated="16370"/>
        </table:table-row>
        <table:table-row>
          <table:table-cell/>
          <table:table-cell office:value-type="float" office:value="6.0500291644240001"/>
          <table:table-cell table:number-columns-repeated="11"/>
          <table:table-cell office:value-type="float" office:value="15.737171999999999"/>
          <table:table-cell table:number-columns-repeated="16370"/>
        </table:table-row>
        <table:table-row>
          <table:table-cell/>
          <table:table-cell office:value-type="float" office:value="6.1000313153760004"/>
          <table:table-cell table:number-columns-repeated="11"/>
          <table:table-cell office:value-type="float" office:value="16.720641000000001"/>
          <table:table-cell table:number-columns-repeated="16370"/>
        </table:table-row>
        <table:table-row>
          <table:table-cell/>
          <table:table-cell office:value-type="float" office:value="6.1500108354640002"/>
          <table:table-cell table:number-columns-repeated="11"/>
          <table:table-cell office:value-type="float" office:value="16.942992"/>
          <table:table-cell table:number-columns-repeated="16370"/>
        </table:table-row>
        <table:table-row>
          <table:table-cell/>
          <table:table-cell office:value-type="float" office:value="6.2000139509140002"/>
          <table:table-cell table:number-columns-repeated="11"/>
          <table:table-cell office:value-type="float" office:value="16.30132"/>
          <table:table-cell table:number-columns-repeated="16370"/>
        </table:table-row>
        <table:table-row>
          <table:table-cell/>
          <table:table-cell office:value-type="float" office:value="6.2500150345929999"/>
          <table:table-cell table:number-columns-repeated="11"/>
          <table:table-cell office:value-type="float" office:value="14.80878"/>
          <table:table-cell table:number-columns-repeated="16370"/>
        </table:table-row>
        <table:table-row>
          <table:table-cell/>
          <table:table-cell office:value-type="float" office:value="6.3000073326089998"/>
          <table:table-cell table:number-columns-repeated="11"/>
          <table:table-cell office:value-type="float" office:value="12.619880999999999"/>
          <table:table-cell table:number-columns-repeated="16370"/>
        </table:table-row>
        <table:table-row>
          <table:table-cell/>
          <table:table-cell office:value-type="float" office:value="6.3500379451539999"/>
          <table:table-cell table:number-columns-repeated="11"/>
          <table:table-cell office:value-type="float" office:value="9.9714010999999996"/>
          <table:table-cell table:number-columns-repeated="16370"/>
        </table:table-row>
        <table:table-row>
          <table:table-cell/>
          <table:table-cell office:value-type="float" office:value="6.4000071697180001"/>
          <table:table-cell table:number-columns-repeated="11"/>
          <table:table-cell office:value-type="float" office:value="7.0622220999999996"/>
          <table:table-cell table:number-columns-repeated="16370"/>
        </table:table-row>
        <table:table-row>
          <table:table-cell/>
          <table:table-cell office:value-type="float" office:value="6.4500067264309999"/>
          <table:table-cell table:number-columns-repeated="11"/>
          <table:table-cell office:value-type="float" office:value="4.0422764999999998"/>
          <table:table-cell table:number-columns-repeated="16370"/>
        </table:table-row>
        <table:table-row>
          <table:table-cell/>
          <table:table-cell office:value-type="float" office:value="6.5000070753879999"/>
          <table:table-cell table:number-columns-repeated="11"/>
          <table:table-cell office:value-type="float" office:value="1.0857521999999999"/>
          <table:table-cell table:number-columns-repeated="16370"/>
        </table:table-row>
        <table:table-row>
          <table:table-cell/>
          <table:table-cell office:value-type="float" office:value="6.5500247172000003"/>
          <table:table-cell table:number-columns-repeated="11"/>
          <table:table-cell office:value-type="float" office:value="-1.6386776999999999"/>
          <table:table-cell table:number-columns-repeated="16370"/>
        </table:table-row>
        <table:table-row>
          <table:table-cell/>
          <table:table-cell office:value-type="float" office:value="6.6000317701239997"/>
          <table:table-cell table:number-columns-repeated="11"/>
          <table:table-cell office:value-type="float" office:value="-4.0101535999999998"/>
          <table:table-cell table:number-columns-repeated="16370"/>
        </table:table-row>
        <table:table-row>
          <table:table-cell/>
          <table:table-cell office:value-type="float" office:value="6.650026818293"/>
          <table:table-cell table:number-columns-repeated="11"/>
          <table:table-cell office:value-type="float" office:value="-5.9313371999999998"/>
          <table:table-cell table:number-columns-repeated="16370"/>
        </table:table-row>
        <table:table-row>
          <table:table-cell/>
          <table:table-cell office:value-type="float" office:value="6.7000177501199998"/>
          <table:table-cell table:number-columns-repeated="11"/>
          <table:table-cell office:value-type="float" office:value="-7.3025628999999999"/>
          <table:table-cell table:number-columns-repeated="16370"/>
        </table:table-row>
        <table:table-row>
          <table:table-cell/>
          <table:table-cell office:value-type="float" office:value="6.7500105581099996"/>
          <table:table-cell table:number-columns-repeated="11"/>
          <table:table-cell office:value-type="float" office:value="-8.0736433999999999"/>
          <table:table-cell table:number-columns-repeated="16370"/>
        </table:table-row>
        <table:table-row>
          <table:table-cell/>
          <table:table-cell office:value-type="float" office:value="6.8000139824880002"/>
          <table:table-cell table:number-columns-repeated="11"/>
          <table:table-cell office:value-type="float" office:value="-8.2185515000000002"/>
          <table:table-cell table:number-columns-repeated="16370"/>
        </table:table-row>
        <table:table-row>
          <table:table-cell/>
          <table:table-cell office:value-type="float" office:value="6.8500400335769998"/>
          <table:table-cell table:number-columns-repeated="11"/>
          <table:table-cell office:value-type="float" office:value="-7.7100530999999997"/>
          <table:table-cell table:number-columns-repeated="16370"/>
        </table:table-row>
        <table:table-row>
          <table:table-cell/>
          <table:table-cell office:value-type="float" office:value="6.9000241972880003"/>
          <table:table-cell table:number-columns-repeated="11"/>
          <table:table-cell office:value-type="float" office:value="-6.5436076999999999"/>
          <table:table-cell table:number-columns-repeated="16370"/>
        </table:table-row>
        <table:table-row>
          <table:table-cell/>
          <table:table-cell office:value-type="float" office:value="6.9500150981740001"/>
          <table:table-cell table:number-columns-repeated="11"/>
          <table:table-cell office:value-type="float" office:value="-4.7420552999999996"/>
          <table:table-cell table:number-columns-repeated="16370"/>
        </table:table-row>
        <table:table-row>
          <table:table-cell/>
          <table:table-cell office:value-type="float" office:value="7.0000208972089997"/>
          <table:table-cell table:number-columns-repeated="11"/>
          <table:table-cell office:value-type="float" office:value="-2.3794111"/>
          <table:table-cell table:number-columns-repeated="16370"/>
        </table:table-row>
        <table:table-row>
          <table:table-cell/>
          <table:table-cell office:value-type="float" office:value="7.0500403685549999"/>
          <table:table-cell table:number-columns-repeated="11"/>
          <table:table-cell office:value-type="float" office:value="0.44915585000000002"/>
          <table:table-cell table:number-columns-repeated="16370"/>
        </table:table-row>
        <table:table-row>
          <table:table-cell/>
          <table:table-cell office:value-type="float" office:value="7.100004546069"/>
          <table:table-cell table:number-columns-repeated="11"/>
          <table:table-cell office:value-type="float" office:value="3.5797962000000001"/>
          <table:table-cell table:number-columns-repeated="16370"/>
        </table:table-row>
        <table:table-row>
          <table:table-cell/>
          <table:table-cell office:value-type="float" office:value="7.1500086227860002"/>
          <table:table-cell table:number-columns-repeated="11"/>
          <table:table-cell office:value-type="float" office:value="6.8296985000000001"/>
          <table:table-cell table:number-columns-repeated="16370"/>
        </table:table-row>
        <table:table-row>
          <table:table-cell/>
          <table:table-cell office:value-type="float" office:value="7.2000173623629999"/>
          <table:table-cell table:number-columns-repeated="11"/>
          <table:table-cell office:value-type="float" office:value="9.9935528999999992"/>
          <table:table-cell table:number-columns-repeated="16370"/>
        </table:table-row>
        <table:table-row>
          <table:table-cell/>
          <table:table-cell office:value-type="float" office:value="7.2500365879890003"/>
          <table:table-cell table:number-columns-repeated="11"/>
          <table:table-cell office:value-type="float" office:value="12.881033"/>
          <table:table-cell table:number-columns-repeated="16370"/>
        </table:table-row>
        <table:table-row>
          <table:table-cell/>
          <table:table-cell office:value-type="float" office:value="7.3000414410249999"/>
          <table:table-cell table:number-columns-repeated="11"/>
          <table:table-cell office:value-type="float" office:value="15.307786999999999"/>
          <table:table-cell table:number-columns-repeated="16370"/>
        </table:table-row>
        <table:table-row>
          <table:table-cell/>
          <table:table-cell office:value-type="float" office:value="7.3500017862869997"/>
          <table:table-cell table:number-columns-repeated="11"/>
          <table:table-cell office:value-type="float" office:value="17.098586999999998"/>
          <table:table-cell table:number-columns-repeated="16370"/>
        </table:table-row>
        <table:table-row>
          <table:table-cell/>
          <table:table-cell office:value-type="float" office:value="7.4000346302519997"/>
          <table:table-cell table:number-columns-repeated="11"/>
          <table:table-cell office:value-type="float" office:value="18.122045"/>
          <table:table-cell table:number-columns-repeated="16370"/>
        </table:table-row>
        <table:table-row>
          <table:table-cell/>
          <table:table-cell office:value-type="float" office:value="7.4500255879099999"/>
          <table:table-cell table:number-columns-repeated="11"/>
          <table:table-cell office:value-type="float" office:value="18.244629"/>
          <table:table-cell table:number-columns-repeated="16370"/>
        </table:table-row>
        <table:table-row>
          <table:table-cell/>
          <table:table-cell office:value-type="float" office:value="7.5000319655709999"/>
          <table:table-cell table:number-columns-repeated="11"/>
          <table:table-cell office:value-type="float" office:value="17.367875999999999"/>
          <table:table-cell table:number-columns-repeated="16370"/>
        </table:table-row>
        <table:table-row>
          <table:table-cell/>
          <table:table-cell office:value-type="float" office:value="7.5500083357800003"/>
          <table:table-cell table:number-columns-repeated="11"/>
          <table:table-cell office:value-type="float" office:value="15.578156999999999"/>
          <table:table-cell table:number-columns-repeated="16370"/>
        </table:table-row>
        <table:table-row>
          <table:table-cell/>
          <table:table-cell office:value-type="float" office:value="7.6000181216570004"/>
          <table:table-cell table:number-columns-repeated="11"/>
          <table:table-cell office:value-type="float" office:value="13.096453"/>
          <table:table-cell table:number-columns-repeated="16370"/>
        </table:table-row>
        <table:table-row>
          <table:table-cell/>
          <table:table-cell office:value-type="float" office:value="7.6500316905729999"/>
          <table:table-cell table:number-columns-repeated="11"/>
          <table:table-cell office:value-type="float" office:value="10.234757"/>
          <table:table-cell table:number-columns-repeated="16370"/>
        </table:table-row>
        <table:table-row>
          <table:table-cell/>
          <table:table-cell office:value-type="float" office:value="7.7000189572229996"/>
          <table:table-cell table:number-columns-repeated="11"/>
          <table:table-cell office:value-type="float" office:value="7.2130554"/>
          <table:table-cell table:number-columns-repeated="16370"/>
        </table:table-row>
        <table:table-row>
          <table:table-cell/>
          <table:table-cell office:value-type="float" office:value="7.7500402789620004"/>
          <table:table-cell table:number-columns-repeated="11"/>
          <table:table-cell office:value-type="float" office:value="4.1219749999999999"/>
          <table:table-cell table:number-columns-repeated="16370"/>
        </table:table-row>
        <table:table-row>
          <table:table-cell/>
          <table:table-cell office:value-type="float" office:value="7.8000192258540002"/>
          <table:table-cell table:number-columns-repeated="11"/>
          <table:table-cell office:value-type="float" office:value="1.1351068"/>
          <table:table-cell table:number-columns-repeated="16370"/>
        </table:table-row>
        <table:table-row>
          <table:table-cell/>
          <table:table-cell office:value-type="float" office:value="7.850003473318"/>
          <table:table-cell table:number-columns-repeated="11"/>
          <table:table-cell office:value-type="float" office:value="-1.5927481000000001"/>
          <table:table-cell table:number-columns-repeated="16370"/>
        </table:table-row>
        <table:table-row>
          <table:table-cell/>
          <table:table-cell office:value-type="float" office:value="7.9000287446959998"/>
          <table:table-cell table:number-columns-repeated="11"/>
          <table:table-cell office:value-type="float" office:value="-3.9492943999999999"/>
          <table:table-cell table:number-columns-repeated="16370"/>
        </table:table-row>
        <table:table-row>
          <table:table-cell/>
          <table:table-cell office:value-type="float" office:value="7.9500178846020004"/>
          <table:table-cell table:number-columns-repeated="11"/>
          <table:table-cell office:value-type="float" office:value="-5.8410785000000001"/>
          <table:table-cell table:number-columns-repeated="16370"/>
        </table:table-row>
        <table:table-row>
          <table:table-cell/>
          <table:table-cell office:value-type="float" office:value="8.0000337154239993"/>
          <table:table-cell table:number-columns-repeated="11"/>
          <table:table-cell office:value-type="float" office:value="-7.2014858999999998"/>
          <table:table-cell table:number-columns-repeated="16370"/>
        </table:table-row>
        <table:table-row>
          <table:table-cell/>
          <table:table-cell office:value-type="float" office:value="8.0500086266990003"/>
          <table:table-cell table:number-columns-repeated="11"/>
          <table:table-cell office:value-type="float" office:value="-7.9590031999999997"/>
          <table:table-cell table:number-columns-repeated="16370"/>
        </table:table-row>
        <table:table-row>
          <table:table-cell/>
          <table:table-cell office:value-type="float" office:value="8.100041103033"/>
          <table:table-cell table:number-columns-repeated="11"/>
          <table:table-cell office:value-type="float" office:value="-8.0643618000000004"/>
          <table:table-cell table:number-columns-repeated="16370"/>
        </table:table-row>
        <table:table-row>
          <table:table-cell/>
          <table:table-cell office:value-type="float" office:value="8.1500028577459993"/>
          <table:table-cell table:number-columns-repeated="11"/>
          <table:table-cell office:value-type="float" office:value="-7.4766525000000001"/>
          <table:table-cell table:number-columns-repeated="16370"/>
        </table:table-row>
        <table:table-row>
          <table:table-cell/>
          <table:table-cell office:value-type="float" office:value="8.2000072769980008"/>
          <table:table-cell table:number-columns-repeated="11"/>
          <table:table-cell office:value-type="float" office:value="-6.1823316000000004"/>
          <table:table-cell table:number-columns-repeated="16370"/>
        </table:table-row>
        <table:table-row>
          <table:table-cell/>
          <table:table-cell office:value-type="float" office:value="8.2500265013380005"/>
          <table:table-cell table:number-columns-repeated="11"/>
          <table:table-cell office:value-type="float" office:value="-4.2289753000000001"/>
          <table:table-cell table:number-columns-repeated="16370"/>
        </table:table-row>
        <table:table-row>
          <table:table-cell/>
          <table:table-cell office:value-type="float" office:value="8.3000183135619992"/>
          <table:table-cell table:number-columns-repeated="11"/>
          <table:table-cell office:value-type="float" office:value="-1.6793704"/>
          <table:table-cell table:number-columns-repeated="16370"/>
        </table:table-row>
        <table:table-row>
          <table:table-cell/>
          <table:table-cell office:value-type="float" office:value="8.3500398785600005"/>
          <table:table-cell table:number-columns-repeated="11"/>
          <table:table-cell office:value-type="float" office:value="1.3546385999999999"/>
          <table:table-cell table:number-columns-repeated="16370"/>
        </table:table-row>
        <table:table-row>
          <table:table-cell/>
          <table:table-cell office:value-type="float" office:value="8.4000240802330008"/>
          <table:table-cell table:number-columns-repeated="11"/>
          <table:table-cell office:value-type="float" office:value="4.6919529000000004"/>
          <table:table-cell table:number-columns-repeated="16370"/>
        </table:table-row>
        <table:table-row>
          <table:table-cell/>
          <table:table-cell office:value-type="float" office:value="8.4500270095179992"/>
          <table:table-cell table:number-columns-repeated="11"/>
          <table:table-cell office:value-type="float" office:value="8.1315377000000009"/>
          <table:table-cell table:number-columns-repeated="16370"/>
        </table:table-row>
        <table:table-row>
          <table:table-cell/>
          <table:table-cell office:value-type="float" office:value="8.5000028676330004"/>
          <table:table-cell table:number-columns-repeated="11"/>
          <table:table-cell office:value-type="float" office:value="11.445683000000001"/>
          <table:table-cell table:number-columns-repeated="16370"/>
        </table:table-row>
        <table:table-row>
          <table:table-cell/>
          <table:table-cell office:value-type="float" office:value="8.5500167706350005"/>
          <table:table-cell table:number-columns-repeated="11"/>
          <table:table-cell office:value-type="float" office:value="14.418461000000001"/>
          <table:table-cell table:number-columns-repeated="16370"/>
        </table:table-row>
        <table:table-row>
          <table:table-cell/>
          <table:table-cell office:value-type="float" office:value="8.6000135728929994"/>
          <table:table-cell table:number-columns-repeated="11"/>
          <table:table-cell office:value-type="float" office:value="16.835944000000001"/>
          <table:table-cell table:number-columns-repeated="16370"/>
        </table:table-row>
        <table:table-row>
          <table:table-cell/>
          <table:table-cell office:value-type="float" office:value="8.6500118427720007"/>
          <table:table-cell table:number-columns-repeated="11"/>
          <table:table-cell office:value-type="float" office:value="18.528012"/>
          <table:table-cell table:number-columns-repeated="16370"/>
        </table:table-row>
        <table:table-row>
          <table:table-cell/>
          <table:table-cell office:value-type="float" office:value="8.7000310164729999"/>
          <table:table-cell table:number-columns-repeated="11"/>
          <table:table-cell office:value-type="float" office:value="19.268698000000001"/>
          <table:table-cell table:number-columns-repeated="16370"/>
        </table:table-row>
        <table:table-row>
          <table:table-cell/>
          <table:table-cell office:value-type="float" office:value="8.7500195398109994"/>
          <table:table-cell table:number-columns-repeated="11"/>
          <table:table-cell office:value-type="float" office:value="18.842055999999999"/>
          <table:table-cell table:number-columns-repeated="16370"/>
        </table:table-row>
        <table:table-row>
          <table:table-cell/>
          <table:table-cell office:value-type="float" office:value="8.8000243365480006"/>
          <table:table-cell table:number-columns-repeated="11"/>
          <table:table-cell office:value-type="float" office:value="17.304485"/>
          <table:table-cell table:number-columns-repeated="16370"/>
        </table:table-row>
        <table:table-row>
          <table:table-cell/>
          <table:table-cell office:value-type="float" office:value="8.8500217082129993"/>
          <table:table-cell table:number-columns-repeated="11"/>
          <table:table-cell office:value-type="float" office:value="14.922693000000001"/>
          <table:table-cell table:number-columns-repeated="16370"/>
        </table:table-row>
        <table:table-row>
          <table:table-cell/>
          <table:table-cell office:value-type="float" office:value="8.9000159504230005"/>
          <table:table-cell table:number-columns-repeated="11"/>
          <table:table-cell office:value-type="float" office:value="11.967523"/>
          <table:table-cell table:number-columns-repeated="16370"/>
        </table:table-row>
        <table:table-row>
          <table:table-cell/>
          <table:table-cell office:value-type="float" office:value="8.9500068391800003"/>
          <table:table-cell table:number-columns-repeated="11"/>
          <table:table-cell office:value-type="float" office:value="8.6625916000000007"/>
          <table:table-cell table:number-columns-repeated="16370"/>
        </table:table-row>
        <table:table-row>
          <table:table-cell/>
          <table:table-cell office:value-type="float" office:value="9.0000109236890005"/>
          <table:table-cell table:number-columns-repeated="11"/>
          <table:table-cell office:value-type="float" office:value="5.3245909999999999"/>
          <table:table-cell table:number-columns-repeated="16370"/>
        </table:table-row>
        <table:table-row>
          <table:table-cell/>
          <table:table-cell office:value-type="float" office:value="9.0500213994689993"/>
          <table:table-cell table:number-columns-repeated="11"/>
          <table:table-cell office:value-type="float" office:value="2.1102097999999998"/>
          <table:table-cell table:number-columns-repeated="16370"/>
        </table:table-row>
        <table:table-row>
          <table:table-cell/>
          <table:table-cell office:value-type="float" office:value="9.1000231202900004"/>
          <table:table-cell table:number-columns-repeated="11"/>
          <table:table-cell office:value-type="float" office:value="-0.88754520000000003"/>
          <table:table-cell table:number-columns-repeated="16370"/>
        </table:table-row>
        <table:table-row>
          <table:table-cell/>
          <table:table-cell office:value-type="float" office:value="9.1500034964640005"/>
          <table:table-cell table:number-columns-repeated="11"/>
          <table:table-cell office:value-type="float" office:value="-3.5385577000000001"/>
          <table:table-cell table:number-columns-repeated="16370"/>
        </table:table-row>
        <table:table-row>
          <table:table-cell/>
          <table:table-cell office:value-type="float" office:value="9.2000240417130001"/>
          <table:table-cell table:number-columns-repeated="11"/>
          <table:table-cell office:value-type="float" office:value="-5.7244155000000001"/>
          <table:table-cell table:number-columns-repeated="16370"/>
        </table:table-row>
        <table:table-row>
          <table:table-cell/>
          <table:table-cell office:value-type="float" office:value="9.2500241607869995"/>
          <table:table-cell table:number-columns-repeated="11"/>
          <table:table-cell office:value-type="float" office:value="-7.3695613"/>
          <table:table-cell table:number-columns-repeated="16370"/>
        </table:table-row>
        <table:table-row>
          <table:table-cell/>
          <table:table-cell office:value-type="float" office:value="9.3000074358140008"/>
          <table:table-cell table:number-columns-repeated="11"/>
          <table:table-cell office:value-type="float" office:value="-8.3940547999999993"/>
          <table:table-cell table:number-columns-repeated="16370"/>
        </table:table-row>
        <table:table-row>
          <table:table-cell/>
          <table:table-cell office:value-type="float" office:value="9.3500426646499992"/>
          <table:table-cell table:number-columns-repeated="11"/>
          <table:table-cell office:value-type="float" office:value="-8.7403031999999996"/>
          <table:table-cell table:number-columns-repeated="16370"/>
        </table:table-row>
        <table:table-row>
          <table:table-cell/>
          <table:table-cell office:value-type="float" office:value="9.4000121946309996"/>
          <table:table-cell table:number-columns-repeated="11"/>
          <table:table-cell office:value-type="float" office:value="-8.3629461000000003"/>
          <table:table-cell table:number-columns-repeated="16370"/>
        </table:table-row>
        <table:table-row>
          <table:table-cell/>
          <table:table-cell office:value-type="float" office:value="9.4500193059419999"/>
          <table:table-cell table:number-columns-repeated="11"/>
          <table:table-cell office:value-type="float" office:value="-7.2574407000000001"/>
          <table:table-cell table:number-columns-repeated="16370"/>
        </table:table-row>
        <table:table-row>
          <table:table-cell/>
          <table:table-cell office:value-type="float" office:value="9.5000032295720001"/>
          <table:table-cell table:number-columns-repeated="11"/>
          <table:table-cell office:value-type="float" office:value="-5.4654173999999998"/>
          <table:table-cell table:number-columns-repeated="16370"/>
        </table:table-row>
        <table:table-row>
          <table:table-cell/>
          <table:table-cell office:value-type="float" office:value="9.5500350457219998"/>
          <table:table-cell table:number-columns-repeated="11"/>
          <table:table-cell office:value-type="float" office:value="-3.0729215999999999"/>
          <table:table-cell table:number-columns-repeated="16370"/>
        </table:table-row>
        <table:table-row>
          <table:table-cell/>
          <table:table-cell office:value-type="float" office:value="9.600040139311"/>
          <table:table-cell table:number-columns-repeated="11"/>
          <table:table-cell office:value-type="float" office:value="-0.19223745"/>
          <table:table-cell table:number-columns-repeated="16370"/>
        </table:table-row>
        <table:table-row>
          <table:table-cell/>
          <table:table-cell office:value-type="float" office:value="9.650018192908"/>
          <table:table-cell table:number-columns-repeated="11"/>
          <table:table-cell office:value-type="float" office:value="3.0272207999999998"/>
          <table:table-cell table:number-columns-repeated="16370"/>
        </table:table-row>
        <table:table-row>
          <table:table-cell/>
          <table:table-cell office:value-type="float" office:value="9.7000013009719996"/>
          <table:table-cell table:number-columns-repeated="11"/>
          <table:table-cell office:value-type="float" office:value="6.3886887999999997"/>
          <table:table-cell table:number-columns-repeated="16370"/>
        </table:table-row>
        <table:table-row>
          <table:table-cell/>
          <table:table-cell office:value-type="float" office:value="9.7500192070009994"/>
          <table:table-cell table:number-columns-repeated="11"/>
          <table:table-cell office:value-type="float" office:value="9.7018576000000003"/>
          <table:table-cell table:number-columns-repeated="16370"/>
        </table:table-row>
        <table:table-row>
          <table:table-cell/>
          <table:table-cell office:value-type="float" office:value="9.8000144566039999"/>
          <table:table-cell table:number-columns-repeated="11"/>
          <table:table-cell office:value-type="float" office:value="12.761537000000001"/>
          <table:table-cell table:number-columns-repeated="16370"/>
        </table:table-row>
        <table:table-row>
          <table:table-cell/>
          <table:table-cell office:value-type="float" office:value="9.8500219269040006"/>
          <table:table-cell table:number-columns-repeated="11"/>
          <table:table-cell office:value-type="float" office:value="15.406383999999999"/>
          <table:table-cell table:number-columns-repeated="16370"/>
        </table:table-row>
        <table:table-row>
          <table:table-cell/>
          <table:table-cell office:value-type="float" office:value="9.9000224810119999"/>
          <table:table-cell table:number-columns-repeated="11"/>
          <table:table-cell office:value-type="float" office:value="17.460035000000001"/>
          <table:table-cell table:number-columns-repeated="16370"/>
        </table:table-row>
        <table:table-row>
          <table:table-cell/>
          <table:table-cell office:value-type="float" office:value="9.9500177570070001"/>
          <table:table-cell table:number-columns-repeated="11"/>
          <table:table-cell office:value-type="float" office:value="18.758467"/>
          <table:table-cell table:number-columns-repeated="16370"/>
        </table:table-row>
        <table:table-row>
          <table:table-cell/>
          <table:table-cell office:value-type="float" office:value="10.0000287456"/>
          <table:table-cell table:number-columns-repeated="11"/>
          <table:table-cell office:value-type="float" office:value="19.132100999999999"/>
          <table:table-cell table:number-columns-repeated="16370"/>
        </table:table-row>
        <table:table-row>
          <table:table-cell/>
          <table:table-cell office:value-type="float" office:value="10.05002026301"/>
          <table:table-cell table:number-columns-repeated="11"/>
          <table:table-cell office:value-type="float" office:value="18.444202000000001"/>
          <table:table-cell table:number-columns-repeated="16370"/>
        </table:table-row>
        <table:table-row>
          <table:table-cell/>
          <table:table-cell office:value-type="float" office:value="10.10001928086"/>
          <table:table-cell table:number-columns-repeated="11"/>
          <table:table-cell office:value-type="float" office:value="16.690064"/>
          <table:table-cell table:number-columns-repeated="16370"/>
        </table:table-row>
        <table:table-row>
          <table:table-cell/>
          <table:table-cell office:value-type="float" office:value="10.150038939650001"/>
          <table:table-cell table:number-columns-repeated="11"/>
          <table:table-cell office:value-type="float" office:value="14.054294000000001"/>
          <table:table-cell table:number-columns-repeated="16370"/>
        </table:table-row>
        <table:table-row>
          <table:table-cell/>
          <table:table-cell office:value-type="float" office:value="10.200001556809999"/>
          <table:table-cell table:number-columns-repeated="11"/>
          <table:table-cell office:value-type="float" office:value="10.842741"/>
          <table:table-cell table:number-columns-repeated="16370"/>
        </table:table-row>
        <table:table-row>
          <table:table-cell/>
          <table:table-cell office:value-type="float" office:value="10.250006249089999"/>
          <table:table-cell table:number-columns-repeated="11"/>
          <table:table-cell office:value-type="float" office:value="7.3634430999999996"/>
          <table:table-cell table:number-columns-repeated="16370"/>
        </table:table-row>
        <table:table-row>
          <table:table-cell/>
          <table:table-cell office:value-type="float" office:value="10.30001261052"/>
          <table:table-cell table:number-columns-repeated="11"/>
          <table:table-cell office:value-type="float" office:value="3.8870697000000001"/>
          <table:table-cell table:number-columns-repeated="16370"/>
        </table:table-row>
        <table:table-row>
          <table:table-cell/>
          <table:table-cell office:value-type="float" office:value="10.35000277844"/>
          <table:table-cell table:number-columns-repeated="11"/>
          <table:table-cell office:value-type="float" office:value="0.58407480000000001"/>
          <table:table-cell table:number-columns-repeated="16370"/>
        </table:table-row>
        <table:table-row>
          <table:table-cell/>
          <table:table-cell office:value-type="float" office:value="10.40001665942"/>
          <table:table-cell table:number-columns-repeated="11"/>
          <table:table-cell office:value-type="float" office:value="-2.3948879000000001"/>
          <table:table-cell table:number-columns-repeated="16370"/>
        </table:table-row>
        <table:table-row>
          <table:table-cell/>
          <table:table-cell office:value-type="float" office:value="10.450032565160001"/>
          <table:table-cell table:number-columns-repeated="11"/>
          <table:table-cell office:value-type="float" office:value="-4.9453279999999999"/>
          <table:table-cell table:number-columns-repeated="16370"/>
        </table:table-row>
        <table:table-row>
          <table:table-cell/>
          <table:table-cell office:value-type="float" office:value="10.50001138062"/>
          <table:table-cell table:number-columns-repeated="11"/>
          <table:table-cell office:value-type="float" office:value="-6.9571657"/>
          <table:table-cell table:number-columns-repeated="16370"/>
        </table:table-row>
        <table:table-row>
          <table:table-cell/>
          <table:table-cell office:value-type="float" office:value="10.55000498313"/>
          <table:table-cell table:number-columns-repeated="11"/>
          <table:table-cell office:value-type="float" office:value="-8.3580906000000006"/>
          <table:table-cell table:number-columns-repeated="16370"/>
        </table:table-row>
        <table:table-row>
          <table:table-cell/>
          <table:table-cell office:value-type="float" office:value="10.6000378594"/>
          <table:table-cell table:number-columns-repeated="11"/>
          <table:table-cell office:value-type="float" office:value="-9.0831674000000007"/>
          <table:table-cell table:number-columns-repeated="16370"/>
        </table:table-row>
        <table:table-row>
          <table:table-cell/>
          <table:table-cell office:value-type="float" office:value="10.65002558342"/>
          <table:table-cell table:number-columns-repeated="11"/>
          <table:table-cell office:value-type="float" office:value="-9.0684415999999999"/>
          <table:table-cell table:number-columns-repeated="16370"/>
        </table:table-row>
        <table:table-row>
          <table:table-cell/>
          <table:table-cell office:value-type="float" office:value="10.700008797640001"/>
          <table:table-cell table:number-columns-repeated="11"/>
          <table:table-cell office:value-type="float" office:value="-8.2893100000000004"/>
          <table:table-cell table:number-columns-repeated="16370"/>
        </table:table-row>
        <table:table-row>
          <table:table-cell/>
          <table:table-cell office:value-type="float" office:value="10.7500038908"/>
          <table:table-cell table:number-columns-repeated="11"/>
          <table:table-cell office:value-type="float" office:value="-6.7738563000000003"/>
          <table:table-cell table:number-columns-repeated="16370"/>
        </table:table-row>
        <table:table-row>
          <table:table-cell/>
          <table:table-cell office:value-type="float" office:value="10.80002583477"/>
          <table:table-cell table:number-columns-repeated="11"/>
          <table:table-cell office:value-type="float" office:value="-4.5819862000000002"/>
          <table:table-cell table:number-columns-repeated="16370"/>
        </table:table-row>
        <table:table-row>
          <table:table-cell/>
          <table:table-cell office:value-type="float" office:value="10.850033574139999"/>
          <table:table-cell table:number-columns-repeated="11"/>
          <table:table-cell office:value-type="float" office:value="-1.8204701000000001"/>
          <table:table-cell table:number-columns-repeated="16370"/>
        </table:table-row>
        <table:table-row>
          <table:table-cell/>
          <table:table-cell office:value-type="float" office:value="10.90000057948"/>
          <table:table-cell table:number-columns-repeated="11"/>
          <table:table-cell office:value-type="float" office:value="1.3569762999999999"/>
          <table:table-cell table:number-columns-repeated="16370"/>
        </table:table-row>
        <table:table-row>
          <table:table-cell/>
          <table:table-cell office:value-type="float" office:value="10.950000387739999"/>
          <table:table-cell table:number-columns-repeated="11"/>
          <table:table-cell office:value-type="float" office:value="4.7408108999999996"/>
          <table:table-cell table:number-columns-repeated="16370"/>
        </table:table-row>
        <table:table-row>
          <table:table-cell/>
          <table:table-cell office:value-type="float" office:value="11.00003469927"/>
          <table:table-cell table:number-columns-repeated="11"/>
          <table:table-cell office:value-type="float" office:value="8.1414755000000003"/>
          <table:table-cell table:number-columns-repeated="16370"/>
        </table:table-row>
        <table:table-row>
          <table:table-cell/>
          <table:table-cell office:value-type="float" office:value="11.05002161606"/>
          <table:table-cell table:number-columns-repeated="11"/>
          <table:table-cell office:value-type="float" office:value="11.350265"/>
          <table:table-cell table:number-columns-repeated="16370"/>
        </table:table-row>
        <table:table-row>
          <table:table-cell/>
          <table:table-cell office:value-type="float" office:value="11.100034841339999"/>
          <table:table-cell table:number-columns-repeated="11"/>
          <table:table-cell office:value-type="float" office:value="14.166586000000001"/>
          <table:table-cell table:number-columns-repeated="16370"/>
        </table:table-row>
        <table:table-row>
          <table:table-cell/>
          <table:table-cell office:value-type="float" office:value="11.15002524546"/>
          <table:table-cell table:number-columns-repeated="11"/>
          <table:table-cell office:value-type="float" office:value="16.381879999999999"/>
          <table:table-cell table:number-columns-repeated="16370"/>
        </table:table-row>
        <table:table-row>
          <table:table-cell/>
          <table:table-cell office:value-type="float" office:value="11.20001979217"/>
          <table:table-cell table:number-columns-repeated="11"/>
          <table:table-cell office:value-type="float" office:value="17.840042"/>
          <table:table-cell table:number-columns-repeated="16370"/>
        </table:table-row>
        <table:table-row>
          <table:table-cell/>
          <table:table-cell office:value-type="float" office:value="11.250014993560001"/>
          <table:table-cell table:number-columns-repeated="11"/>
          <table:table-cell office:value-type="float" office:value="18.355324"/>
          <table:table-cell table:number-columns-repeated="16370"/>
        </table:table-row>
        <table:table-row>
          <table:table-cell/>
          <table:table-cell office:value-type="float" office:value="11.300035761889999"/>
          <table:table-cell table:number-columns-repeated="11"/>
          <table:table-cell office:value-type="float" office:value="17.753361999999999"/>
          <table:table-cell table:number-columns-repeated="16370"/>
        </table:table-row>
        <table:table-row>
          <table:table-cell/>
          <table:table-cell office:value-type="float" office:value="11.35002271594"/>
          <table:table-cell table:number-columns-repeated="11"/>
          <table:table-cell office:value-type="float" office:value="16.075845999999999"/>
          <table:table-cell table:number-columns-repeated="16370"/>
        </table:table-row>
        <table:table-row>
          <table:table-cell/>
          <table:table-cell office:value-type="float" office:value="11.40000496076"/>
          <table:table-cell table:number-columns-repeated="11"/>
          <table:table-cell office:value-type="float" office:value="13.566409"/>
          <table:table-cell table:number-columns-repeated="16370"/>
        </table:table-row>
        <table:table-row>
          <table:table-cell/>
          <table:table-cell office:value-type="float" office:value="11.45003088771"/>
          <table:table-cell table:number-columns-repeated="11"/>
          <table:table-cell office:value-type="float" office:value="10.55284"/>
          <table:table-cell table:number-columns-repeated="16370"/>
        </table:table-row>
        <table:table-row>
          <table:table-cell/>
          <table:table-cell office:value-type="float" office:value="11.50000778441"/>
          <table:table-cell table:number-columns-repeated="11"/>
          <table:table-cell office:value-type="float" office:value="7.3675639999999998"/>
          <table:table-cell table:number-columns-repeated="16370"/>
        </table:table-row>
        <table:table-row>
          <table:table-cell/>
          <table:table-cell office:value-type="float" office:value="11.55003441829"/>
          <table:table-cell table:number-columns-repeated="11"/>
          <table:table-cell office:value-type="float" office:value="4.2691865"/>
          <table:table-cell table:number-columns-repeated="16370"/>
        </table:table-row>
        <table:table-row>
          <table:table-cell/>
          <table:table-cell office:value-type="float" office:value="11.60001917069"/>
          <table:table-cell table:number-columns-repeated="11"/>
          <table:table-cell office:value-type="float" office:value="1.3788616"/>
          <table:table-cell table:number-columns-repeated="16370"/>
        </table:table-row>
        <table:table-row>
          <table:table-cell/>
          <table:table-cell office:value-type="float" office:value="11.650042301139999"/>
          <table:table-cell table:number-columns-repeated="11"/>
          <table:table-cell office:value-type="float" office:value="-1.1995100999999999"/>
          <table:table-cell table:number-columns-repeated="16370"/>
        </table:table-row>
        <table:table-row>
          <table:table-cell/>
          <table:table-cell office:value-type="float" office:value="11.700020283660001"/>
          <table:table-cell table:number-columns-repeated="11"/>
          <table:table-cell office:value-type="float" office:value="-3.3939933"/>
          <table:table-cell table:number-columns-repeated="16370"/>
        </table:table-row>
        <table:table-row>
          <table:table-cell/>
          <table:table-cell office:value-type="float" office:value="11.750019401499999"/>
          <table:table-cell table:number-columns-repeated="11"/>
          <table:table-cell office:value-type="float" office:value="-5.1478767000000003"/>
          <table:table-cell table:number-columns-repeated="16370"/>
        </table:table-row>
        <table:table-row>
          <table:table-cell/>
          <table:table-cell office:value-type="float" office:value="11.800022574350001"/>
          <table:table-cell table:number-columns-repeated="11"/>
          <table:table-cell office:value-type="float" office:value="-6.3804251000000001"/>
          <table:table-cell table:number-columns-repeated="16370"/>
        </table:table-row>
        <table:table-row>
          <table:table-cell/>
          <table:table-cell office:value-type="float" office:value="11.850010992610001"/>
          <table:table-cell table:number-columns-repeated="11"/>
          <table:table-cell office:value-type="float" office:value="-7.0482991000000004"/>
          <table:table-cell table:number-columns-repeated="16370"/>
        </table:table-row>
        <table:table-row>
          <table:table-cell/>
          <table:table-cell office:value-type="float" office:value="11.900040070379999"/>
          <table:table-cell table:number-columns-repeated="11"/>
          <table:table-cell office:value-type="float" office:value="-7.0963674000000001"/>
          <table:table-cell table:number-columns-repeated="16370"/>
        </table:table-row>
        <table:table-row>
          <table:table-cell/>
          <table:table-cell office:value-type="float" office:value="11.95001548712"/>
          <table:table-cell table:number-columns-repeated="11"/>
          <table:table-cell office:value-type="float" office:value="-6.5027271000000004"/>
          <table:table-cell table:number-columns-repeated="16370"/>
        </table:table-row>
        <table:table-row>
          <table:table-cell/>
          <table:table-cell office:value-type="float" office:value="12.00002184141"/>
          <table:table-cell table:number-columns-repeated="11"/>
          <table:table-cell office:value-type="float" office:value="-5.2680644000000001"/>
          <table:table-cell table:number-columns-repeated="16370"/>
        </table:table-row>
        <table:table-row>
          <table:table-cell/>
          <table:table-cell office:value-type="float" office:value="12.05002455622"/>
          <table:table-cell table:number-columns-repeated="11"/>
          <table:table-cell office:value-type="float" office:value="-3.4415589"/>
          <table:table-cell table:number-columns-repeated="16370"/>
        </table:table-row>
        <table:table-row>
          <table:table-cell/>
          <table:table-cell office:value-type="float" office:value="12.10000725187"/>
          <table:table-cell table:number-columns-repeated="11"/>
          <table:table-cell office:value-type="float" office:value="-1.0978809"/>
          <table:table-cell table:number-columns-repeated="16370"/>
        </table:table-row>
        <table:table-row>
          <table:table-cell/>
          <table:table-cell office:value-type="float" office:value="12.150009754999999"/>
          <table:table-cell table:number-columns-repeated="11"/>
          <table:table-cell office:value-type="float" office:value="1.6459946999999999"/>
          <table:table-cell table:number-columns-repeated="16370"/>
        </table:table-row>
        <table:table-row>
          <table:table-cell/>
          <table:table-cell office:value-type="float" office:value="12.20002907288"/>
          <table:table-cell table:number-columns-repeated="11"/>
          <table:table-cell office:value-type="float" office:value="4.6089196000000001"/>
          <table:table-cell table:number-columns-repeated="16370"/>
        </table:table-row>
        <table:table-row>
          <table:table-cell/>
          <table:table-cell office:value-type="float" office:value="12.250010877519999"/>
          <table:table-cell table:number-columns-repeated="11"/>
          <table:table-cell office:value-type="float" office:value="7.6297597000000001"/>
          <table:table-cell table:number-columns-repeated="16370"/>
        </table:table-row>
        <table:table-row>
          <table:table-cell/>
          <table:table-cell office:value-type="float" office:value="12.30001245441"/>
          <table:table-cell table:number-columns-repeated="11"/>
          <table:table-cell office:value-type="float" office:value="10.514182999999999"/>
          <table:table-cell table:number-columns-repeated="16370"/>
        </table:table-row>
        <table:table-row>
          <table:table-cell/>
          <table:table-cell office:value-type="float" office:value="12.35003642065"/>
          <table:table-cell table:number-columns-repeated="11"/>
          <table:table-cell office:value-type="float" office:value="13.100702999999999"/>
          <table:table-cell table:number-columns-repeated="16370"/>
        </table:table-row>
        <table:table-row>
          <table:table-cell/>
          <table:table-cell office:value-type="float" office:value="12.40003688388"/>
          <table:table-cell table:number-columns-repeated="11"/>
          <table:table-cell office:value-type="float" office:value="15.231272000000001"/>
          <table:table-cell table:number-columns-repeated="16370"/>
        </table:table-row>
        <table:table-row>
          <table:table-cell/>
          <table:table-cell office:value-type="float" office:value="12.450014810900001"/>
          <table:table-cell table:number-columns-repeated="11"/>
          <table:table-cell office:value-type="float" office:value="16.755572999999998"/>
          <table:table-cell table:number-columns-repeated="16370"/>
        </table:table-row>
        <table:table-row>
          <table:table-cell/>
          <table:table-cell office:value-type="float" office:value="12.500007934659999"/>
          <table:table-cell table:number-columns-repeated="11"/>
          <table:table-cell office:value-type="float" office:value="17.532444999999999"/>
          <table:table-cell table:number-columns-repeated="16370"/>
        </table:table-row>
        <table:table-row>
          <table:table-cell/>
          <table:table-cell office:value-type="float" office:value="12.550012552409999"/>
          <table:table-cell table:number-columns-repeated="11"/>
          <table:table-cell office:value-type="float" office:value="17.424074000000001"/>
          <table:table-cell table:number-columns-repeated="16370"/>
        </table:table-row>
        <table:table-row>
          <table:table-cell/>
          <table:table-cell office:value-type="float" office:value="12.600006459339999"/>
          <table:table-cell table:number-columns-repeated="11"/>
          <table:table-cell office:value-type="float" office:value="16.304041999999999"/>
          <table:table-cell table:number-columns-repeated="16370"/>
        </table:table-row>
        <table:table-row>
          <table:table-cell/>
          <table:table-cell office:value-type="float" office:value="12.6500330105"/>
          <table:table-cell table:number-columns-repeated="11"/>
          <table:table-cell office:value-type="float" office:value="14.258578"/>
          <table:table-cell table:number-columns-repeated="16370"/>
        </table:table-row>
        <table:table-row>
          <table:table-cell/>
          <table:table-cell office:value-type="float" office:value="12.70001251773"/>
          <table:table-cell table:number-columns-repeated="11"/>
          <table:table-cell office:value-type="float" office:value="11.570793"/>
          <table:table-cell table:number-columns-repeated="16370"/>
        </table:table-row>
        <table:table-row>
          <table:table-cell/>
          <table:table-cell office:value-type="float" office:value="12.75001884129"/>
          <table:table-cell table:number-columns-repeated="11"/>
          <table:table-cell office:value-type="float" office:value="8.5269408999999996"/>
          <table:table-cell table:number-columns-repeated="16370"/>
        </table:table-row>
        <table:table-row>
          <table:table-cell/>
          <table:table-cell office:value-type="float" office:value="12.8000015562"/>
          <table:table-cell table:number-columns-repeated="11"/>
          <table:table-cell office:value-type="float" office:value="5.3741418000000003"/>
          <table:table-cell table:number-columns-repeated="16370"/>
        </table:table-row>
        <table:table-row>
          <table:table-cell/>
          <table:table-cell office:value-type="float" office:value="12.850026454429999"/>
          <table:table-cell table:number-columns-repeated="11"/>
          <table:table-cell office:value-type="float" office:value="2.3253072000000001"/>
          <table:table-cell table:number-columns-repeated="16370"/>
        </table:table-row>
        <table:table-row>
          <table:table-cell/>
          <table:table-cell office:value-type="float" office:value="12.900000059110001"/>
          <table:table-cell table:number-columns-repeated="11"/>
          <table:table-cell office:value-type="float" office:value="-0.45936218000000001"/>
          <table:table-cell table:number-columns-repeated="16370"/>
        </table:table-row>
        <table:table-row>
          <table:table-cell/>
          <table:table-cell office:value-type="float" office:value="12.950017228929999"/>
          <table:table-cell table:number-columns-repeated="11"/>
          <table:table-cell office:value-type="float" office:value="-2.8894285000000002"/>
          <table:table-cell table:number-columns-repeated="16370"/>
        </table:table-row>
        <table:table-row>
          <table:table-cell/>
          <table:table-cell office:value-type="float" office:value="13.000017070869999"/>
          <table:table-cell table:number-columns-repeated="11"/>
          <table:table-cell office:value-type="float" office:value="-4.8518470000000002"/>
          <table:table-cell table:number-columns-repeated="16370"/>
        </table:table-row>
        <table:table-row>
          <table:table-cell/>
          <table:table-cell office:value-type="float" office:value="13.05000124213"/>
          <table:table-cell table:number-columns-repeated="11"/>
          <table:table-cell office:value-type="float" office:value="-6.2912511000000002"/>
          <table:table-cell table:number-columns-repeated="16370"/>
        </table:table-row>
        <table:table-row>
          <table:table-cell/>
          <table:table-cell office:value-type="float" office:value="13.10000254102"/>
          <table:table-cell table:number-columns-repeated="11"/>
          <table:table-cell office:value-type="float" office:value="-7.137524"/>
          <table:table-cell table:number-columns-repeated="16370"/>
        </table:table-row>
        <table:table-row>
          <table:table-cell/>
          <table:table-cell office:value-type="float" office:value="13.150027952489999"/>
          <table:table-cell table:number-columns-repeated="11"/>
          <table:table-cell office:value-type="float" office:value="-7.3586612999999996"/>
          <table:table-cell table:number-columns-repeated="16370"/>
        </table:table-row>
        <table:table-row>
          <table:table-cell/>
          <table:table-cell office:value-type="float" office:value="13.20001542979"/>
          <table:table-cell table:number-columns-repeated="11"/>
          <table:table-cell office:value-type="float" office:value="-6.9343446999999996"/>
          <table:table-cell table:number-columns-repeated="16370"/>
        </table:table-row>
        <table:table-row>
          <table:table-cell/>
          <table:table-cell office:value-type="float" office:value="13.25001090134"/>
          <table:table-cell table:number-columns-repeated="11"/>
          <table:table-cell office:value-type="float" office:value="-5.8524365999999999"/>
          <table:table-cell table:number-columns-repeated="16370"/>
        </table:table-row>
        <table:table-row>
          <table:table-cell/>
          <table:table-cell office:value-type="float" office:value="13.300025345110001"/>
          <table:table-cell table:number-columns-repeated="11"/>
          <table:table-cell office:value-type="float" office:value="-4.1329272000000001"/>
          <table:table-cell table:number-columns-repeated="16370"/>
        </table:table-row>
        <table:table-row>
          <table:table-cell/>
          <table:table-cell office:value-type="float" office:value="13.35001657778"/>
          <table:table-cell table:number-columns-repeated="11"/>
          <table:table-cell office:value-type="float" office:value="-1.8525100999999999"/>
          <table:table-cell table:number-columns-repeated="16370"/>
        </table:table-row>
        <table:table-row>
          <table:table-cell/>
          <table:table-cell office:value-type="float" office:value="13.40001206386"/>
          <table:table-cell table:number-columns-repeated="11"/>
          <table:table-cell office:value-type="float" office:value="0.90123834999999997"/>
          <table:table-cell table:number-columns-repeated="16370"/>
        </table:table-row>
        <table:table-row>
          <table:table-cell/>
          <table:table-cell office:value-type="float" office:value="13.45004168933"/>
          <table:table-cell table:number-columns-repeated="11"/>
          <table:table-cell office:value-type="float" office:value="3.9331602999999999"/>
          <table:table-cell table:number-columns-repeated="16370"/>
        </table:table-row>
        <table:table-row>
          <table:table-cell/>
          <table:table-cell office:value-type="float" office:value="13.50002578528"/>
          <table:table-cell table:number-columns-repeated="11"/>
          <table:table-cell office:value-type="float" office:value="7.0499669000000003"/>
          <table:table-cell table:number-columns-repeated="16370"/>
        </table:table-row>
        <table:table-row table:number-rows-repeated="1048304">
          <table:table-cell table:number-columns-repeated="1637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zhf</meta:initial-creator>
    <dc:creator>Iván Martínez Estévez</dc:creator>
    <meta:creation-date>2017-03-08T09:32:17Z</meta:creation-date>
    <dc:date>2023-05-09T15:30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-0.0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-0.06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ave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loatingMotion_mk61.$C$1" chart:values-cell-range-address="FloatingMotion_mk61.$C$2:.$C$272" chart:class="chart:scatter" chart:attached-axis="primary-y" chart:style-name="G0S0">
            <chart:domain table:cell-range-address="FloatingMotion_mk61.$A$2:.$A$272"/>
            <chart:data-point chart:repeated="27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2" chart:interval-major="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surge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loatingMotion_mk61.$B$1" chart:values-cell-range-address="FloatingMotion_mk61.$B$2:.$B$272" chart:class="chart:scatter" chart:attached-axis="primary-y" chart:style-name="G0S0">
            <chart:domain table:cell-range-address="FloatingMotion_mk61.$A$2:.$A$272"/>
            <chart:data-point chart:repeated="27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-2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oll (degre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loatingMotion_mk61.$D$1" chart:values-cell-range-address="FloatingMotion_mk61.$D$2:.$D$272" chart:class="chart:scatter" chart:attached-axis="primary-y" chart:style-name="G0S0">
            <chart:domain table:cell-range-address="FloatingMotion_mk61.$A$2:.$A$272"/>
            <chart:data-point chart:repeated="27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